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presentation-title">
      <style:graphic-properties draw:fill-color="#ffffff" draw:auto-grow-height="true" fo:min-height="6.008cm"/>
    </style:style>
    <style:style style:name="pr2" style:family="presentation" style:parent-style-name="presentation-subtitle">
      <style:graphic-properties draw:fill-color="#ffffff" draw:auto-grow-height="true" fo:min-height="11.574cm"/>
    </style:style>
    <style:style style:name="pr3" style:family="presentation" style:parent-style-name="presentation-notes" style:list-style-name="L3">
      <style:graphic-properties draw:fill-color="#ffffff" draw:auto-grow-height="true" fo:min-height="11.411cm"/>
    </style:style>
    <style:style style:name="pr4" style:family="presentation" style:parent-style-name="Introduction-title" style:list-style-name="L4">
      <style:graphic-properties draw:fill-color="#ffffff" draw:auto-grow-height="true" fo:min-height="3.508cm"/>
    </style:style>
    <style:style style:name="pr5" style:family="presentation" style:parent-style-name="Introduction-outline1" style:list-style-name="L5">
      <style:graphic-properties draw:fill-color="#ffffff" draw:auto-grow-height="true" fo:min-height="13.235cm"/>
    </style:style>
    <style:style style:name="pr6" style:family="presentation" style:parent-style-name="Introduction-notes" style:list-style-name="L3">
      <style:graphic-properties draw:fill-color="#ffffff" draw:auto-grow-height="true" fo:min-height="11.41cm"/>
    </style:style>
    <style:style style:name="pr7" style:family="presentation" style:parent-style-name="Introduction-title">
      <style:graphic-properties draw:fill-color="#ffffff" fo:min-height="3.509cm"/>
    </style:style>
    <style:style style:name="pr8" style:family="presentation" style:parent-style-name="Introduction-outline1">
      <style:graphic-properties draw:fill-color="#ffffff" fo:min-height="13.235cm"/>
    </style:style>
    <style:style style:name="pr9" style:family="presentation" style:parent-style-name="Introduction-notes">
      <style:graphic-properties draw:fill-color="#ffffff" fo:min-height="11.411cm"/>
    </style:style>
    <style:style style:name="pr10" style:family="presentation" style:parent-style-name="Introduction-title" style:list-style-name="L4">
      <style:graphic-properties draw:fill-color="#ffffff" draw:auto-grow-height="true" fo:min-height="3.508cm"/>
    </style:style>
    <style:style style:name="pr11" style:family="presentation" style:parent-style-name="Introduction-outline1">
      <style:graphic-properties draw:auto-grow-height="true" fo:min-height="13.235cm"/>
    </style:style>
    <style:style style:name="pr12" style:family="presentation" style:parent-style-name="Introduction-notes" style:list-style-name="L3">
      <style:graphic-properties draw:fill-color="#ffffff" fo:min-height="11.41cm"/>
    </style:style>
    <style:style style:name="pr13" style:family="presentation" style:parent-style-name="Introduction-title" style:list-style-name="L4">
      <style:graphic-properties draw:fill-color="#ffffff" draw:auto-grow-height="true" fo:min-height="3.508cm"/>
    </style:style>
    <style:style style:name="pr14" style:family="presentation" style:parent-style-name="Introduction-notes" style:list-style-name="L3">
      <style:graphic-properties draw:fill-color="#ffffff" fo:min-height="11.41cm"/>
    </style:style>
    <style:style style:name="pr15" style:family="presentation" style:parent-style-name="Introduction-title" style:list-style-name="L4">
      <style:graphic-properties draw:fill-color="#ffffff" draw:auto-grow-height="true" fo:min-height="3.508cm"/>
    </style:style>
    <style:style style:name="pr16" style:family="presentation" style:parent-style-name="Introduction-notes" style:list-style-name="L3">
      <style:graphic-properties draw:fill-color="#ffffff" fo:min-height="11.41cm"/>
    </style:style>
    <style:style style:name="pr17" style:family="presentation" style:parent-style-name="Experiment-title" style:list-style-name="L4">
      <style:graphic-properties draw:fill-color="#ffffff" fo:min-height="3.508cm"/>
    </style:style>
    <style:style style:name="pr18" style:family="presentation" style:parent-style-name="Experiment-outline1">
      <style:graphic-properties draw:fill-color="#ffffff" fo:min-height="13.895cm"/>
    </style:style>
    <style:style style:name="pr19" style:family="presentation" style:parent-style-name="Experiment-notes">
      <style:graphic-properties draw:fill-color="#ffffff" fo:min-height="11.41cm"/>
    </style:style>
    <style:style style:name="pr20" style:family="presentation" style:parent-style-name="Experiment-title" style:list-style-name="L4">
      <style:graphic-properties draw:fill-color="#ffffff" fo:min-height="3.508cm"/>
    </style:style>
    <style:style style:name="pr21" style:family="presentation" style:parent-style-name="Experiment-outline1">
      <style:graphic-properties draw:fill-color="#ffffff" fo:min-height="13.235cm"/>
    </style:style>
    <style:style style:name="pr22" style:family="presentation" style:parent-style-name="Experiment-title">
      <style:graphic-properties draw:fill-color="#ffffff" fo:min-height="3.509cm"/>
    </style:style>
    <style:style style:name="pr23" style:family="presentation" style:parent-style-name="Experiment-notes">
      <style:graphic-properties draw:fill-color="#ffffff" fo:min-height="11.411cm"/>
    </style:style>
    <style:style style:name="pr24" style:family="presentation" style:parent-style-name="ExperimentResults-title" style:list-style-name="L4">
      <style:graphic-properties draw:fill-color="#ffffff" draw:auto-grow-height="true" fo:min-height="3.508cm"/>
    </style:style>
    <style:style style:name="pr25" style:family="presentation" style:parent-style-name="ExperimentResults-outline1">
      <style:graphic-properties draw:fill-color="#ffffff" fo:min-height="13.235cm"/>
    </style:style>
    <style:style style:name="pr26" style:family="presentation" style:parent-style-name="ExperimentResults-notes">
      <style:graphic-properties draw:fill-color="#ffffff" fo:min-height="11.41cm"/>
    </style:style>
    <style:style style:name="pr27" style:family="presentation" style:parent-style-name="ExperimentResults-title">
      <style:graphic-properties draw:fill-color="#ffffff" draw:auto-grow-height="true" fo:min-height="3.509cm"/>
    </style:style>
    <style:style style:name="pr28" style:family="presentation" style:parent-style-name="ExperimentResults-notes">
      <style:graphic-properties draw:fill-color="#ffffff" fo:min-height="11.411cm"/>
    </style:style>
    <style:style style:name="pr29" style:family="presentation" style:parent-style-name="ExperimentResults-title" style:list-style-name="L4">
      <style:graphic-properties draw:fill-color="#ffffff" draw:auto-grow-height="true" fo:min-height="3.508cm"/>
    </style:style>
    <style:style style:name="pr30" style:family="presentation" style:parent-style-name="Enhancement-title">
      <style:graphic-properties draw:fill-color="#ffffff" draw:auto-grow-height="true" fo:min-height="3.509cm"/>
    </style:style>
    <style:style style:name="pr31" style:family="presentation" style:parent-style-name="Enhancement-outline1">
      <style:graphic-properties draw:fill-color="#ffffff" draw:auto-grow-height="true" fo:min-height="13.235cm"/>
    </style:style>
    <style:style style:name="pr32" style:family="presentation" style:parent-style-name="Enhancement-notes">
      <style:graphic-properties draw:fill-color="#ffffff" draw:auto-grow-height="true" fo:min-height="11.41cm"/>
    </style:style>
    <style:style style:name="pr33" style:family="presentation" style:parent-style-name="Enhancement-title" style:list-style-name="L4">
      <style:graphic-properties draw:fill-color="#ffffff" fo:min-height="3.508cm"/>
    </style:style>
    <style:style style:name="pr34" style:family="presentation" style:parent-style-name="Enhancement-outline1">
      <style:graphic-properties draw:fill-color="#ffffff" fo:min-height="13.235cm"/>
    </style:style>
    <style:style style:name="pr35" style:family="presentation" style:parent-style-name="Enhancement-notes">
      <style:graphic-properties draw:fill-color="#ffffff" fo:min-height="11.41cm"/>
    </style:style>
    <style:style style:name="pr36" style:family="presentation" style:parent-style-name="Enhancement-title" style:list-style-name="L4">
      <style:graphic-properties draw:fill-color="#ffffff" fo:min-height="3.508cm"/>
    </style:style>
    <style:style style:name="pr37" style:family="presentation" style:parent-style-name="EnhancementResults-title" style:list-style-name="L4">
      <style:graphic-properties draw:fill-color="#ffffff" draw:auto-grow-height="true" fo:min-height="3.509cm"/>
    </style:style>
    <style:style style:name="pr38" style:family="presentation" style:parent-style-name="EnhancementResults-outline1">
      <style:graphic-properties draw:fill-color="#ffffff" draw:auto-grow-height="true" fo:min-height="13.235cm"/>
    </style:style>
    <style:style style:name="pr39" style:family="presentation" style:parent-style-name="EnhancementResults-notes">
      <style:graphic-properties draw:fill-color="#ffffff" draw:auto-grow-height="true" fo:min-height="11.411cm"/>
    </style:style>
    <style:style style:name="pr40" style:family="presentation" style:parent-style-name="Discussion-title" style:list-style-name="L4">
      <style:graphic-properties draw:fill-color="#ffffff" draw:auto-grow-height="true" fo:min-height="3.509cm"/>
    </style:style>
    <style:style style:name="pr41" style:family="presentation" style:parent-style-name="Discussion-outline1">
      <style:graphic-properties draw:fill-color="#ffffff" draw:auto-grow-height="true" fo:min-height="13.235cm"/>
    </style:style>
    <style:style style:name="pr42" style:family="presentation" style:parent-style-name="Discussion-notes" style:list-style-name="L3">
      <style:graphic-properties draw:fill-color="#ffffff" draw:auto-grow-height="true" fo:min-height="11.411cm"/>
    </style:style>
    <style:style style:name="pr43" style:family="presentation" style:parent-style-name="Discussion-title" style:list-style-name="L4">
      <style:graphic-properties draw:fill-color="#ffffff" fo:min-height="3.508cm"/>
    </style:style>
    <style:style style:name="pr44" style:family="presentation" style:parent-style-name="Discussion-outline1">
      <style:graphic-properties draw:fill-color="#ffffff" fo:min-height="13.235cm"/>
    </style:style>
    <style:style style:name="pr45" style:family="presentation" style:parent-style-name="Discussion-notes">
      <style:graphic-properties draw:fill-color="#ffffff" fo:min-height="11.41cm"/>
    </style:style>
    <style:style style:name="pr46" style:family="presentation" style:parent-style-name="presentation-notes" style:list-style-name="L3">
      <style:graphic-properties draw:fill-color="#ffffff" draw:auto-grow-height="true" fo:min-height="11.411cm"/>
    </style:style>
    <style:style style:name="P1" style:family="paragraph">
      <style:paragraph-properties fo:margin-left="0cm" fo:margin-right="0cm" fo:text-align="center" fo:text-indent="0cm"/>
      <style:text-properties fo:font-size="36pt" style:font-size-asian="36pt" style:font-size-complex="36pt"/>
    </style:style>
    <style:style style:name="P2" style:family="paragraph">
      <style:paragraph-properties fo:margin-left="1.2cm" fo:margin-right="0cm" fo:text-indent="-0.6cm"/>
    </style:style>
    <style:style style:name="P3" style:family="paragraph">
      <style:paragraph-properties fo:margin-left="0.6cm" fo:margin-right="0cm" fo:text-indent="-0.6cm"/>
    </style:style>
    <style:style style:name="P4" style:family="paragraph">
      <style:paragraph-properties fo:margin-left="0cm" fo:margin-right="0cm" text:enable-numbering="true" fo:text-indent="0cm"/>
    </style:style>
    <style:style style:name="P5" style:family="paragraph">
      <style:paragraph-properties fo:margin-left="0cm" fo:margin-right="0cm" fo:text-indent="0cm"/>
    </style:style>
    <style:style style:name="P6" style:family="paragraph">
      <style:paragraph-properties fo:margin-left="1.2cm" fo:margin-right="0cm" fo:margin-top="0cm" fo:margin-bottom="0.5cm" fo:text-indent="-0.9cm"/>
    </style:style>
    <style:style style:name="P7" style:family="paragraph">
      <style:paragraph-properties fo:margin-left="1.2cm" fo:margin-right="0cm" fo:text-indent="-0.9cm"/>
    </style:style>
    <style:style style:name="P8" style:family="paragraph">
      <style:paragraph-properties fo:margin-left="0cm" fo:margin-right="0cm" text:enable-numbering="true" fo:text-indent="0cm"/>
      <style:text-properties fo:font-size="24pt"/>
    </style:style>
    <style:style style:name="P9" style:family="paragraph">
      <style:paragraph-properties fo:margin-left="1.2cm" fo:margin-right="0cm" fo:text-indent="-0.6cm"/>
      <style:text-properties fo:font-size="32pt"/>
    </style:style>
    <style:style style:name="T1" style:family="text">
      <style:text-properties fo:font-size="36pt" style:font-size-asian="36pt" style:font-size-complex="36pt"/>
    </style:style>
    <style:style style:name="T2" style:family="text">
      <style:text-properties fo:font-size="20pt" fo:font-style="italic" style:font-size-asian="20pt" style:font-style-asian="italic" style:font-size-complex="20pt" style:font-style-complex="italic"/>
    </style:style>
    <style:style style:name="T3" style:family="text">
      <style:text-properties fo:font-size="32pt" style:font-size-asian="32pt" style:font-size-complex="32pt"/>
    </style:style>
    <style:style style:name="T4" style:family="text">
      <style:text-properties style:text-position="super 58%" fo:font-size="20pt" fo:font-style="italic" style:font-size-asian="20pt" style:font-style-asian="italic" style:font-size-complex="20pt" style:font-style-complex="italic"/>
    </style:style>
    <style:style style:name="T5" style:family="text">
      <style:text-properties fo:font-size="24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5">
      <text:list-level-style-bullet text:level="1" text:bullet-char="●">
        <style:list-level-properties text:space-before="0.3cm" text:min-label-width="0.9cm"/>
        <style:text-properties fo:font-family="Thorndale" style:font-family-generic="roman" style:font-pitch="variable" fo:color="#000080" fo:font-size="100%"/>
      </text:list-level-style-bullet>
      <text:list-level-style-bullet text:level="2" text:bullet-char="–">
        <style:list-level-properties text:space-before="1.6cm" text:min-label-width="0.8cm"/>
        <style:text-properties fo:font-family="Thorndale" style:font-family-generic="roman" style:font-pitch="variable" fo:color="#000080" fo:font-size="100%"/>
      </text:list-level-style-bullet>
      <text:list-level-style-bullet text:level="3" text:bullet-char="●">
        <style:list-level-properties text:space-before="3cm" text:min-label-width="0.6cm"/>
        <style:text-properties fo:font-family="Thorndale" style:font-family-generic="roman" style:font-pitch="variable" fo:color="#000080" fo:font-size="100%"/>
      </text:list-level-style-bullet>
      <text:list-level-style-bullet text:level="4" text:bullet-char="–">
        <style:list-level-properties text:space-before="4.2cm" text:min-label-width="0.6cm"/>
        <style:text-properties fo:font-family="Thorndale" style:font-family-generic="roman" style:font-pitch="variable" fo:color="#000080" fo:font-size="100%"/>
      </text:list-level-style-bullet>
      <text:list-level-style-bullet text:level="5" text:bullet-char="●">
        <style:list-level-properties text:space-before="5.4cm" text:min-label-width="0.6cm"/>
        <style:text-properties fo:font-family="Thorndale" style:font-family-generic="roman" style:font-pitch="variable" fo:color="#000080" fo:font-size="100%"/>
      </text:list-level-style-bullet>
      <text:list-level-style-bullet text:level="6" text:bullet-char="●">
        <style:list-level-properties text:space-before="6.6cm" text:min-label-width="0.6cm"/>
        <style:text-properties fo:font-family="Thorndale" style:font-family-generic="roman" style:font-pitch="variable" fo:color="#000080" fo:font-size="100%"/>
      </text:list-level-style-bullet>
      <text:list-level-style-bullet text:level="7" text:bullet-char="●">
        <style:list-level-properties text:space-before="7.8cm" text:min-label-width="0.6cm"/>
        <style:text-properties fo:font-family="Thorndale" style:font-family-generic="roman" style:font-pitch="variable" fo:color="#000080" fo:font-size="100%"/>
      </text:list-level-style-bullet>
      <text:list-level-style-bullet text:level="8" text:bullet-char="●">
        <style:list-level-properties text:space-before="9cm" text:min-label-width="0.6cm"/>
        <style:text-properties fo:font-family="Thorndale" style:font-family-generic="roman" style:font-pitch="variable" fo:color="#000080" fo:font-size="100%"/>
      </text:list-level-style-bullet>
      <text:list-level-style-bullet text:level="9" text:bullet-char="●">
        <style:list-level-properties text:space-before="10.2cm" text:min-label-width="0.6cm"/>
        <style:text-properties fo:font-family="Thorndale" style:font-family-generic="roman" style:font-pitch="variable" fo:color="#000080" fo:font-size="100%"/>
      </text:list-level-style-bullet>
    </text:list-style>
  </office:automatic-styles>
  <office:body>
    <office:presentation>
      <draw:page draw:name="page1" draw:style-name="dp1" draw:master-page-name="presentation" presentation:presentation-page-layout-name="AL1T0">
        <office:forms form:automatic-focus="false" form:apply-design-mode="false"/>
        <draw:frame presentation:style-name="pr1" draw:text-style-name="P1" draw:layer="layout" svg:width="27cm" svg:height="6.008cm" svg:x="0.5cm" svg:y="1.492cm" presentation:class="title" presentation:user-transformed="true">
          <draw:text-box>
            <text:p text:style-name="P1"><text:span text:style-name="T1">apt-p2p: A Peer-to-Peer Distribution System for</text:span></text:p>
            <text:p text:style-name="P1"><text:span text:style-name="T1"><text:s text:c="4"/></text:span><text:span text:style-name="T1">Software Package Releases and Updates</text:span></text:p>
          </draw:text-box>
        </draw:frame>
        <draw:frame presentation:style-name="pr2" draw:text-style-name="P3" draw:layer="layout" svg:width="25cm" svg:height="11.574cm" svg:x="1.5cm" svg:y="7.499cm" presentation:class="subtitle" presentation:user-transformed="true">
          <draw:text-box>
            <text:list text:style-name="L2">
              <text:list-item>
                <text:list>
                  <text:list-item>
                    <text:p text:style-name="P2"><text:span text:style-name="T2">authors:</text:span></text:p>
                  </text:list-item>
                </text:list>
              </text:list-item>
            </text:list>
            <text:list text:style-name="L2">
              <text:list-item>
                <text:list>
                  <text:list-item>
                    <text:p text:style-name="P2"><text:span text:style-name="T3">Cameron Dale, Jiangchuan Liu</text:span></text:p>
                  </text:list-item>
                </text:list>
              </text:list-item>
            </text:list>
            <text:list text:style-name="L2">
              <text:list-item>
                <text:list>
                  <text:list-item>
                    <text:p text:style-name="P2"/>
                  </text:list-item>
                </text:list>
              </text:list-item>
            </text:list>
            <text:list text:style-name="L2">
              <text:list-item>
                <text:list>
                  <text:list-item>
                    <text:p text:style-name="P2"><text:span text:style-name="T2">presented by:</text:span></text:p>
                  </text:list-item>
                </text:list>
              </text:list-item>
            </text:list>
            <text:list text:style-name="L2">
              <text:list-item>
                <text:list>
                  <text:list-item>
                    <text:p text:style-name="P2">Cameron Dale</text:p>
                  </text:list-item>
                </text:list>
              </text:list-item>
            </text:list>
            <text:list text:style-name="L2">
              <text:list-item>
                <text:list>
                  <text:list-item>
                    <text:p text:style-name="P2">Simon Fraser University</text:p>
                  </text:list-item>
                </text:list>
              </text:list-item>
            </text:list>
            <text:list text:style-name="L2">
              <text:list-item>
                <text:list>
                  <text:list-item>
                    <text:p text:style-name="P2">Burnaby, BC, Canada</text:p>
                  </text:list-item>
                </text:list>
              </text:list-item>
            </text:list>
            <text:list text:style-name="L2">
              <text:list-item>
                <text:list>
                  <text:list-item>
                    <text:p text:style-name="P2"><text:a xlink:href="mailto:camerond@cs.sfu.ca">camerond@cs.sfu.ca</text:a></text:p>
                  </text:list-item>
                </text:list>
              </text:list-item>
            </text:list>
            <text:list text:style-name="L2">
              <text:list-item>
                <text:list>
                  <text:list-item>
                    <text:p text:style-name="P2"/>
                  </text:list-item>
                </text:list>
              </text:list-item>
            </text:list>
            <text:list text:style-name="L2">
              <text:list-item>
                <text:list>
                  <text:list-item>
                    <text:p text:style-name="P2"><text:span text:style-name="T2">INFOCOM, April 22</text:span><text:span text:style-name="T4">nd</text:span><text:span text:style-name="T2">, 2009, Rio de Janeiro, Brazil</text:span></text:p>
                  </text:list-item>
                </text:list>
              </text:list-item>
            </text:list>
          </draw:text-box>
        </draw:frame>
        <presentation:notes draw:style-name="dp2">
          <office:forms form:automatic-focus="false" form:apply-design-mode="false"/>
          <draw:page-thumbnail draw:style-name="gr1" draw:layer="layout" svg:width="13.706cm" svg:height="10.28cm" svg:x="3.647cm" svg:y="2.853cm" draw:page-number="1" presentation:class="page"/>
          <draw:frame presentation:style-name="pr3" draw:text-style-name="P4" draw:layer="layout" svg:width="14.518cm" svg:height="11.411cm" svg:x="3.249cm" svg:y="14.13cm" presentation:class="notes" presentation:placeholder="true">
            <draw:text-box/>
          </draw:frame>
        </presentation:notes>
      </draw:page>
      <draw:page draw:name="page2" draw:style-name="dp1" draw:master-page-name="Introduction" presentation:presentation-page-layout-name="AL2T1">
        <office:forms form:automatic-focus="false" form:apply-design-mode="false"/>
        <draw:frame presentation:style-name="pr4" draw:text-style-name="P5" draw:layer="layout" svg:width="23.904cm" svg:height="3.508cm" svg:x="0.5cm" svg:y="1.492cm" presentation:class="title">
          <draw:text-box>
            <text:p text:style-name="P5">Overview</text:p>
          </draw:text-box>
        </draw:frame>
        <draw:frame presentation:style-name="pr5" draw:text-style-name="P6" draw:layer="layout" svg:width="23.904cm" svg:height="13.235cm" svg:x="2.057cm" svg:y="5.839cm" presentation:class="outline" presentation:placeholder="true" presentation:user-transformed="true">
          <draw:text-box/>
        </draw:frame>
        <presentation:notes draw:style-name="dp2">
          <draw:page-thumbnail draw:style-name="gr1" draw:layer="layout" svg:width="13.706cm" svg:height="10.28cm" svg:x="3.647cm" svg:y="2.853cm" draw:page-number="2" presentation:class="page"/>
          <draw:frame presentation:style-name="pr6" draw:text-style-name="P4" draw:layer="layout" svg:width="14.518cm" svg:height="11.41cm" svg:x="3.249cm" svg:y="14.13cm" presentation:class="notes" presentation:placeholder="true">
            <draw:text-box/>
          </draw:frame>
        </presentation:notes>
      </draw:page>
      <draw:page draw:name="page3" draw:style-name="dp1" draw:master-page-name="Introduction" presentation:presentation-page-layout-name="AL2T1">
        <office:forms form:automatic-focus="false" form:apply-design-mode="false"/>
        <draw:frame presentation:style-name="pr7" draw:text-style-name="P5" draw:layer="layout" svg:width="23.904cm" svg:height="3.509cm" svg:x="0.5cm" svg:y="1.492cm" presentation:class="title">
          <draw:text-box>
            <text:p text:style-name="P5">Opportunity</text:p>
          </draw:text-box>
        </draw:frame>
        <draw:frame presentation:style-name="pr8" draw:text-style-name="P7" draw:layer="layout" svg:width="23.904cm" svg:height="13.235cm" svg:x="2.057cm" svg:y="5.839cm" presentation:class="outline" presentation:placeholder="true">
          <draw:text-box/>
        </draw:frame>
        <presentation:notes draw:style-name="dp2">
          <draw:page-thumbnail draw:style-name="gr1" draw:layer="layout" svg:width="13.706cm" svg:height="10.28cm" svg:x="3.647cm" svg:y="2.853cm" draw:page-number="3" presentation:class="page"/>
          <draw:frame presentation:style-name="pr9" draw:text-style-name="P4" draw:layer="layout" svg:width="14.518cm" svg:height="11.411cm" svg:x="3.249cm" svg:y="14.13cm" presentation:class="notes">
            <draw:text-box>
              <text:list text:style-name="L3">
                <text:list-item>
                  <text:p text:style-name="P4">Al-Hamra demonstrated clustering visually</text:p>
                </text:list-item>
              </text:list>
              <text:list text:style-name="L3">
                <text:list-item>
                  <text:p text:style-name="P4">Legout demonstrated clustering visually and using their own defined metric</text:p>
                </text:list-item>
              </text:list>
            </draw:text-box>
          </draw:frame>
        </presentation:notes>
      </draw:page>
      <draw:page draw:name="page4" draw:style-name="dp1" draw:master-page-name="Introduction" presentation:presentation-page-layout-name="AL2T1">
        <office:forms form:automatic-focus="false" form:apply-design-mode="false"/>
        <draw:frame presentation:style-name="pr10" draw:text-style-name="P5" draw:layer="layout" svg:width="23.904cm" svg:height="3.508cm" svg:x="0.5cm" svg:y="1.492cm" presentation:class="title">
          <draw:text-box>
            <text:p text:style-name="P5">Difficulties</text:p>
          </draw:text-box>
        </draw:frame>
        <draw:frame presentation:style-name="pr11" draw:text-style-name="P7" draw:layer="layout" svg:width="23.904cm" svg:height="13.235cm" svg:x="2.057cm" svg:y="5.839cm" presentation:class="outline" presentation:placeholder="true" presentation:user-transformed="true">
          <draw:text-box/>
        </draw:frame>
        <presentation:notes draw:style-name="dp2">
          <draw:page-thumbnail draw:style-name="gr1" draw:layer="layout" svg:width="13.706cm" svg:height="10.28cm" svg:x="3.647cm" svg:y="2.853cm" draw:page-number="4" presentation:class="page"/>
          <draw:frame presentation:style-name="pr12" draw:text-style-name="P8" draw:layer="layout" svg:width="14.518cm" svg:height="11.41cm" svg:x="3.249cm" svg:y="14.13cm" presentation:class="notes">
            <draw:text-box>
              <text:list text:style-name="L3">
                <text:list-item>
                  <text:p text:style-name="P4"><text:span text:style-name="T5">BitTorrent downloads form 4 networks</text:span></text:p>
                </text:list-item>
              </text:list>
              <text:list text:style-name="L3">
                <text:list-item>
                  <text:p text:style-name="P4"><text:span text:style-name="T5">Connection network is a superset of the other 3</text:span></text:p>
                </text:list-item>
              </text:list>
            </draw:text-box>
          </draw:frame>
        </presentation:notes>
      </draw:page>
      <draw:page draw:name="page5" draw:style-name="dp1" draw:master-page-name="Introduction" presentation:presentation-page-layout-name="AL2T1">
        <office:forms form:automatic-focus="false" form:apply-design-mode="false"/>
        <draw:frame presentation:style-name="pr13" draw:text-style-name="P5" draw:layer="layout" svg:width="23.904cm" svg:height="3.508cm" svg:x="0.5cm" svg:y="1.492cm" presentation:class="title" presentation:user-transformed="true">
          <draw:text-box>
            <text:p text:style-name="P5">Free Software Distribution</text:p>
          </draw:text-box>
        </draw:frame>
        <draw:frame presentation:style-name="pr11" draw:text-style-name="P7" draw:layer="layout" svg:width="23.904cm" svg:height="13.235cm" svg:x="2.057cm" svg:y="5.839cm" presentation:class="outline" presentation:placeholder="true" presentation:user-transformed="true">
          <draw:text-box/>
        </draw:frame>
        <presentation:notes draw:style-name="dp2">
          <draw:page-thumbnail draw:style-name="gr1" draw:layer="layout" svg:width="13.706cm" svg:height="10.28cm" svg:x="3.647cm" svg:y="2.853cm" draw:page-number="5" presentation:class="page"/>
          <draw:frame presentation:style-name="pr14" draw:text-style-name="P8" draw:layer="layout" svg:width="14.518cm" svg:height="11.41cm" svg:x="3.249cm" svg:y="14.13cm" presentation:class="notes" presentation:placeholder="true">
            <draw:text-box/>
          </draw:frame>
        </presentation:notes>
      </draw:page>
      <draw:page draw:name="page6" draw:style-name="dp1" draw:master-page-name="Introduction" presentation:presentation-page-layout-name="AL2T1">
        <office:forms form:automatic-focus="false" form:apply-design-mode="false"/>
        <draw:frame presentation:style-name="pr7" draw:text-style-name="P5" draw:layer="layout" svg:width="23.904cm" svg:height="3.509cm" svg:x="0.5cm" svg:y="1.492cm" presentation:class="title">
          <draw:text-box>
            <text:p text:style-name="P5">Existing Solutions</text:p>
          </draw:text-box>
        </draw:frame>
        <draw:frame presentation:style-name="pr8" draw:text-style-name="P7" draw:layer="layout" svg:width="23.904cm" svg:height="13.235cm" svg:x="2.057cm" svg:y="5.839cm" presentation:class="outline" presentation:placeholder="true">
          <draw:text-box/>
        </draw:frame>
        <presentation:notes draw:style-name="dp2">
          <draw:page-thumbnail draw:style-name="gr1" draw:layer="layout" svg:width="13.706cm" svg:height="10.28cm" svg:x="3.647cm" svg:y="2.853cm" draw:page-number="6" presentation:class="page"/>
          <draw:frame presentation:style-name="pr9" draw:text-style-name="P5" draw:layer="layout" svg:width="14.518cm" svg:height="11.411cm" svg:x="3.249cm" svg:y="14.13cm" presentation:class="notes" presentation:placeholder="true">
            <draw:text-box/>
          </draw:frame>
        </presentation:notes>
      </draw:page>
      <draw:page draw:name="page7" draw:style-name="dp1" draw:master-page-name="Introduction" presentation:presentation-page-layout-name="AL2T1">
        <office:forms form:automatic-focus="false" form:apply-design-mode="false"/>
        <draw:frame presentation:style-name="pr15" draw:text-style-name="P5" draw:layer="layout" svg:width="23.904cm" svg:height="3.508cm" svg:x="0.5cm" svg:y="1.492cm" presentation:class="title">
          <draw:text-box>
            <text:p text:style-name="P5">BitTorrent</text:p>
          </draw:text-box>
        </draw:frame>
        <draw:frame presentation:style-name="pr11" draw:text-style-name="P7" draw:layer="layout" svg:width="23.904cm" svg:height="13.235cm" svg:x="2.057cm" svg:y="5.839cm" presentation:class="outline" presentation:placeholder="true">
          <draw:text-box/>
        </draw:frame>
        <presentation:notes draw:style-name="dp2">
          <draw:page-thumbnail draw:style-name="gr1" draw:layer="layout" svg:width="13.706cm" svg:height="10.28cm" svg:x="3.647cm" svg:y="2.853cm" draw:page-number="7" presentation:class="page"/>
          <draw:frame presentation:style-name="pr16" draw:text-style-name="P8" draw:layer="layout" svg:width="14.518cm" svg:height="11.41cm" svg:x="3.249cm" svg:y="14.13cm" presentation:class="notes" presentation:placeholder="true">
            <draw:text-box/>
          </draw:frame>
        </presentation:notes>
      </draw:page>
      <draw:page draw:name="page8" draw:style-name="dp1" draw:master-page-name="Experiment" presentation:presentation-page-layout-name="AL2T1">
        <office:forms form:automatic-focus="false" form:apply-design-mode="false"/>
        <draw:frame presentation:style-name="pr17" draw:text-style-name="P5" draw:layer="layout" svg:width="23.904cm" svg:height="3.508cm" svg:x="0.5cm" svg:y="1.492cm" presentation:class="title">
          <draw:text-box>
            <text:p text:style-name="P5">Peer-to-Peer Assisted Solution</text:p>
          </draw:text-box>
        </draw:frame>
        <draw:frame presentation:style-name="pr18" draw:text-style-name="P7" draw:layer="layout" svg:width="23.904cm" svg:height="13.895cm" svg:x="2.057cm" svg:y="5.839cm" presentation:class="outline" presentation:placeholder="true" presentation:user-transformed="true">
          <draw:text-box/>
        </draw:frame>
        <presentation:notes draw:style-name="dp2">
          <draw:page-thumbnail draw:style-name="gr1" draw:layer="layout" svg:width="13.706cm" svg:height="10.28cm" svg:x="3.647cm" svg:y="2.853cm" draw:page-number="8" presentation:class="page"/>
          <draw:frame presentation:style-name="pr19" draw:text-style-name="P5" draw:layer="layout" svg:width="14.518cm" svg:height="11.41cm" svg:x="3.249cm" svg:y="14.13cm" presentation:class="notes" presentation:placeholder="true">
            <draw:text-box/>
          </draw:frame>
        </presentation:notes>
      </draw:page>
      <draw:page draw:name="page9" draw:style-name="dp1" draw:master-page-name="Experiment" presentation:presentation-page-layout-name="AL2T1">
        <office:forms form:automatic-focus="false" form:apply-design-mode="false"/>
        <draw:frame presentation:style-name="pr20" draw:text-style-name="P5" draw:layer="layout" svg:width="23.904cm" svg:height="3.508cm" svg:x="0.5cm" svg:y="1.492cm" presentation:class="title">
          <draw:text-box>
            <text:p text:style-name="P5">Proxy</text:p>
          </draw:text-box>
        </draw:frame>
        <draw:frame presentation:style-name="pr21" draw:text-style-name="P7" draw:layer="layout" svg:width="23.904cm" svg:height="13.235cm" svg:x="2.057cm" svg:y="5.839cm" presentation:class="outline" presentation:placeholder="true" presentation:user-transformed="true">
          <draw:text-box/>
        </draw:frame>
        <presentation:notes draw:style-name="dp2">
          <draw:page-thumbnail draw:style-name="gr1" draw:layer="layout" svg:width="13.706cm" svg:height="10.28cm" svg:x="3.647cm" svg:y="2.853cm" draw:page-number="9" presentation:class="page"/>
          <draw:frame presentation:style-name="pr19" draw:text-style-name="P4" draw:layer="layout" svg:width="14.518cm" svg:height="11.41cm" svg:x="3.249cm" svg:y="14.13cm" presentation:class="notes">
            <draw:text-box>
              <text:list text:style-name="L3">
                <text:list-item>
                  <text:p text:style-name="P4">more on the no connection limit experiment later</text:p>
                </text:list-item>
              </text:list>
              <text:list text:style-name="L3">
                <text:list-item>
                  <text:p text:style-name="P4">results for increased churn are in the paper</text:p>
                </text:list-item>
              </text:list>
            </draw:text-box>
          </draw:frame>
        </presentation:notes>
      </draw:page>
      <draw:page draw:name="page10" draw:style-name="dp1" draw:master-page-name="Experiment" presentation:presentation-page-layout-name="AL2T1">
        <office:forms form:automatic-focus="false" form:apply-design-mode="false"/>
        <draw:frame presentation:style-name="pr22" draw:layer="layout" svg:width="23.904cm" svg:height="3.509cm" svg:x="0.5cm" svg:y="1.492cm" presentation:class="title">
          <draw:text-box>
            <text:p text:style-name="P5">DHT Request</text:p>
          </draw:text-box>
        </draw:frame>
        <draw:frame presentation:style-name="pr21" draw:layer="layout" svg:width="23.904cm" svg:height="13.235cm" svg:x="2.057cm" svg:y="5.839cm" presentation:class="outline" presentation:placeholder="true">
          <draw:text-box/>
        </draw:frame>
        <presentation:notes draw:style-name="dp2">
          <draw:page-thumbnail draw:style-name="gr1" draw:layer="layout" svg:width="13.706cm" svg:height="10.28cm" svg:x="3.647cm" svg:y="2.853cm" draw:page-number="10" presentation:class="page"/>
          <draw:frame presentation:style-name="pr23" draw:layer="layout" svg:width="14.518cm" svg:height="11.411cm" svg:x="3.249cm" svg:y="14.13cm" presentation:class="notes" presentation:placeholder="true">
            <draw:text-box/>
          </draw:frame>
        </presentation:notes>
      </draw:page>
      <draw:page draw:name="page11" draw:style-name="dp1" draw:master-page-name="Experiment" presentation:presentation-page-layout-name="AL2T1">
        <office:forms form:automatic-focus="false" form:apply-design-mode="false"/>
        <draw:frame presentation:style-name="pr22" draw:layer="layout" svg:width="23.904cm" svg:height="3.509cm" svg:x="0.5cm" svg:y="1.492cm" presentation:class="title">
          <draw:text-box>
            <text:p text:style-name="P5">Package Download</text:p>
          </draw:text-box>
        </draw:frame>
        <draw:frame presentation:style-name="pr21" draw:layer="layout" svg:width="23.904cm" svg:height="13.235cm" svg:x="2.057cm" svg:y="5.839cm" presentation:class="outline" presentation:placeholder="true">
          <draw:text-box/>
        </draw:frame>
        <presentation:notes draw:style-name="dp2">
          <draw:page-thumbnail draw:style-name="gr1" draw:layer="layout" svg:width="13.706cm" svg:height="10.28cm" svg:x="3.647cm" svg:y="2.853cm" draw:page-number="11" presentation:class="page"/>
          <draw:frame presentation:style-name="pr23" draw:layer="layout" svg:width="14.518cm" svg:height="11.411cm" svg:x="3.249cm" svg:y="14.13cm" presentation:class="notes" presentation:placeholder="true">
            <draw:text-box/>
          </draw:frame>
        </presentation:notes>
      </draw:page>
      <draw:page draw:name="page12" draw:style-name="dp1" draw:master-page-name="ExperimentResults" presentation:presentation-page-layout-name="AL2T1">
        <office:forms form:automatic-focus="false" form:apply-design-mode="false"/>
        <draw:frame presentation:style-name="pr24" draw:text-style-name="P5" draw:layer="layout" svg:width="23.904cm" svg:height="3.508cm" svg:x="0.5cm" svg:y="1.492cm" presentation:class="title">
          <draw:text-box>
            <text:p text:style-name="P5">Enhancements</text:p>
          </draw:text-box>
        </draw:frame>
        <draw:frame presentation:style-name="pr25" draw:text-style-name="P7" draw:layer="layout" svg:width="23.904cm" svg:height="13.235cm" svg:x="2.057cm" svg:y="5.839cm" presentation:class="outline" presentation:placeholder="true">
          <draw:text-box/>
        </draw:frame>
        <presentation:notes draw:style-name="dp2">
          <draw:page-thumbnail draw:style-name="gr1" draw:layer="layout" svg:width="13.706cm" svg:height="10.28cm" svg:x="3.647cm" svg:y="2.853cm" draw:page-number="12" presentation:class="page"/>
          <draw:frame presentation:style-name="pr26" draw:text-style-name="P5" draw:layer="layout" svg:width="14.518cm" svg:height="11.41cm" svg:x="3.249cm" svg:y="14.13cm" presentation:class="notes" presentation:placeholder="true">
            <draw:text-box/>
          </draw:frame>
        </presentation:notes>
      </draw:page>
      <draw:page draw:name="page13" draw:style-name="dp1" draw:master-page-name="ExperimentResults" presentation:presentation-page-layout-name="AL2T1">
        <office:forms form:automatic-focus="false" form:apply-design-mode="false"/>
        <draw:frame presentation:style-name="pr27" draw:text-style-name="P5" draw:layer="layout" svg:width="23.904cm" svg:height="3.509cm" svg:x="0.5cm" svg:y="1.492cm" presentation:class="title">
          <draw:text-box>
            <text:p text:style-name="P5">Torrent Strings</text:p>
          </draw:text-box>
        </draw:frame>
        <draw:frame presentation:style-name="pr25" draw:text-style-name="P7" draw:layer="layout" svg:width="23.904cm" svg:height="13.235cm" svg:x="2.057cm" svg:y="5.839cm" presentation:class="outline" presentation:placeholder="true">
          <draw:text-box/>
        </draw:frame>
        <presentation:notes draw:style-name="dp2">
          <draw:page-thumbnail draw:style-name="gr1" draw:layer="layout" svg:width="13.706cm" svg:height="10.28cm" svg:x="3.647cm" svg:y="2.853cm" draw:page-number="13" presentation:class="page"/>
          <draw:frame presentation:style-name="pr28" draw:text-style-name="P5" draw:layer="layout" svg:width="14.518cm" svg:height="11.411cm" svg:x="3.249cm" svg:y="14.13cm" presentation:class="notes" presentation:placeholder="true">
            <draw:text-box/>
          </draw:frame>
        </presentation:notes>
      </draw:page>
      <draw:page draw:name="page14" draw:style-name="dp1" draw:master-page-name="ExperimentResults" presentation:presentation-page-layout-name="AL2T1">
        <office:forms form:automatic-focus="false" form:apply-design-mode="false"/>
        <draw:frame presentation:style-name="pr29" draw:text-style-name="P5" draw:layer="layout" svg:width="23.904cm" svg:height="3.508cm" svg:x="0.5cm" svg:y="1.492cm" presentation:class="title" presentation:placeholder="true">
          <draw:text-box/>
        </draw:frame>
        <draw:frame presentation:style-name="pr25" draw:text-style-name="P7" draw:layer="layout" svg:width="23.904cm" svg:height="13.235cm" svg:x="2.057cm" svg:y="5.839cm" presentation:class="outline" presentation:placeholder="true">
          <draw:text-box/>
        </draw:frame>
        <presentation:notes draw:style-name="dp2">
          <draw:page-thumbnail draw:style-name="gr1" draw:layer="layout" svg:width="13.706cm" svg:height="10.28cm" svg:x="3.647cm" svg:y="2.853cm" draw:page-number="14" presentation:class="page"/>
          <draw:frame presentation:style-name="pr26" draw:text-style-name="P5" draw:layer="layout" svg:width="14.518cm" svg:height="11.41cm" svg:x="3.249cm" svg:y="14.13cm" presentation:class="notes" presentation:placeholder="true">
            <draw:text-box/>
          </draw:frame>
        </presentation:notes>
      </draw:page>
      <draw:page draw:name="page15" draw:style-name="dp1" draw:master-page-name="Enhancement" presentation:presentation-page-layout-name="AL2T1">
        <office:forms form:automatic-focus="false" form:apply-design-mode="false"/>
        <draw:frame presentation:style-name="pr30" draw:text-style-name="P5" draw:layer="layout" svg:width="25.5cm" svg:height="3.509cm" svg:x="0.5cm" svg:y="1.492cm" presentation:class="title" presentation:user-transformed="true">
          <draw:text-box>
            <text:p text:style-name="P5">Performance Evaluation</text:p>
          </draw:text-box>
        </draw:frame>
        <draw:frame presentation:style-name="pr31" draw:text-style-name="P7" draw:layer="layout" svg:width="23.904cm" svg:height="13.235cm" svg:x="2.057cm" svg:y="5.839cm" presentation:class="outline" presentation:placeholder="true" presentation:user-transformed="true">
          <draw:text-box/>
        </draw:frame>
        <presentation:notes draw:style-name="dp2">
          <draw:page-thumbnail draw:style-name="gr1" draw:layer="layout" svg:width="13.706cm" svg:height="10.28cm" svg:x="3.647cm" svg:y="2.853cm" draw:page-number="15" presentation:class="page"/>
          <draw:frame presentation:style-name="pr32" draw:text-style-name="P4" draw:layer="layout" svg:width="14.518cm" svg:height="11.41cm" svg:x="3.249cm" svg:y="14.13cm" presentation:class="notes">
            <draw:text-box>
              <text:list text:style-name="L3">
                <text:list-item>
                  <text:p text:style-name="P4">having found no clustering, and therefore no small-world, we attempt to introduce clustering</text:p>
                </text:list-item>
              </text:list>
              <text:list text:style-name="L3">
                <text:list-item>
                  <text:p text:style-name="P4">client modifications are impossible due to the vast number of different clients available</text:p>
                </text:list-item>
              </text:list>
            </draw:text-box>
          </draw:frame>
        </presentation:notes>
      </draw:page>
      <draw:page draw:name="page16" draw:style-name="dp1" draw:master-page-name="Enhancement" presentation:presentation-page-layout-name="AL2T1">
        <office:forms form:automatic-focus="false" form:apply-design-mode="false"/>
        <draw:frame presentation:style-name="pr33" draw:text-style-name="P5" draw:layer="layout" svg:width="23.904cm" svg:height="3.508cm" svg:x="0.5cm" svg:y="1.492cm" presentation:class="title">
          <draw:text-box>
            <text:p text:style-name="P5">Peer Lifetimes</text:p>
          </draw:text-box>
        </draw:frame>
        <draw:frame presentation:style-name="pr34" draw:text-style-name="P7" draw:layer="layout" svg:width="23.904cm" svg:height="13.235cm" svg:x="2.057cm" svg:y="5.839cm" presentation:class="outline" presentation:placeholder="true">
          <draw:text-box/>
        </draw:frame>
        <presentation:notes draw:style-name="dp2">
          <draw:page-thumbnail draw:style-name="gr1" draw:layer="layout" svg:width="13.706cm" svg:height="10.28cm" svg:x="3.647cm" svg:y="2.853cm" draw:page-number="16" presentation:class="page"/>
          <draw:frame presentation:style-name="pr35" draw:text-style-name="P4" draw:layer="layout" svg:width="14.518cm" svg:height="11.41cm" svg:x="3.249cm" svg:y="14.13cm" presentation:class="notes">
            <draw:text-box>
              <text:list text:style-name="L3">
                <text:list-item>
                  <text:p text:style-name="P4">sample n-clique for n = 5</text:p>
                </text:list-item>
              </text:list>
              <text:list text:style-name="L3">
                <text:list-item>
                  <text:p text:style-name="P4">arrows connect to neighboring n-cliques</text:p>
                </text:list-item>
              </text:list>
            </draw:text-box>
          </draw:frame>
        </presentation:notes>
      </draw:page>
      <draw:page draw:name="page17" draw:style-name="dp1" draw:master-page-name="Enhancement" presentation:presentation-page-layout-name="AL2T1">
        <office:forms form:automatic-focus="false" form:apply-design-mode="false"/>
        <draw:frame presentation:style-name="pr36" draw:text-style-name="P5" draw:layer="layout" svg:width="23.904cm" svg:height="3.508cm" svg:x="0.5cm" svg:y="1.492cm" presentation:class="title">
          <draw:text-box>
            <text:p text:style-name="P5">Peer Statistics</text:p>
          </draw:text-box>
        </draw:frame>
        <draw:frame presentation:style-name="pr34" draw:text-style-name="P7" draw:layer="layout" svg:width="23.904cm" svg:height="13.235cm" svg:x="2.057cm" svg:y="5.839cm" presentation:class="outline" presentation:placeholder="true">
          <draw:text-box/>
        </draw:frame>
        <presentation:notes draw:style-name="dp2">
          <draw:page-thumbnail draw:style-name="gr1" draw:layer="layout" svg:width="13.706cm" svg:height="10.28cm" svg:x="3.647cm" svg:y="2.853cm" draw:page-number="17" presentation:class="page"/>
          <draw:frame presentation:style-name="pr35" draw:text-style-name="P4" draw:layer="layout" svg:width="14.518cm" svg:height="11.41cm" svg:x="3.249cm" svg:y="14.13cm" presentation:class="notes" presentation:placeholder="true">
            <draw:text-box/>
          </draw:frame>
        </presentation:notes>
      </draw:page>
      <draw:page draw:name="page18" draw:style-name="dp1" draw:master-page-name="EnhancementResults" presentation:presentation-page-layout-name="AL2T1">
        <office:forms form:automatic-focus="false" form:apply-design-mode="false"/>
        <draw:frame presentation:style-name="pr37" draw:text-style-name="P5" draw:layer="layout" svg:width="23.904cm" svg:height="3.509cm" svg:x="0.5cm" svg:y="1.492cm" presentation:class="title" presentation:placeholder="true">
          <draw:text-box/>
        </draw:frame>
        <draw:frame presentation:style-name="pr38" draw:text-style-name="P7" draw:layer="layout" svg:width="23.904cm" svg:height="13.235cm" svg:x="2.057cm" svg:y="5.839cm" presentation:class="outline" presentation:placeholder="true">
          <draw:text-box/>
        </draw:frame>
        <presentation:notes draw:style-name="dp2">
          <draw:page-thumbnail draw:style-name="gr1" draw:layer="layout" svg:width="13.706cm" svg:height="10.28cm" svg:x="3.647cm" svg:y="2.853cm" draw:page-number="18" presentation:class="page"/>
          <draw:frame presentation:style-name="pr39" draw:text-style-name="P5" draw:layer="layout" svg:width="14.518cm" svg:height="11.411cm" svg:x="3.249cm" svg:y="14.13cm" presentation:class="notes" presentation:placeholder="true">
            <draw:text-box/>
          </draw:frame>
        </presentation:notes>
      </draw:page>
      <draw:page draw:name="page19" draw:style-name="dp1" draw:master-page-name="Discussion" presentation:presentation-page-layout-name="AL2T1">
        <office:forms form:automatic-focus="false" form:apply-design-mode="false"/>
        <draw:frame presentation:style-name="pr40" draw:text-style-name="P5" draw:layer="layout" svg:width="23.904cm" svg:height="3.509cm" svg:x="0.5cm" svg:y="1.492cm" presentation:class="title" presentation:placeholder="true">
          <draw:text-box/>
        </draw:frame>
        <draw:frame presentation:style-name="pr41" draw:text-style-name="P7" draw:layer="layout" svg:width="23.904cm" svg:height="13.235cm" svg:x="2.057cm" svg:y="5.839cm" presentation:class="outline" presentation:placeholder="true" presentation:user-transformed="true">
          <draw:text-box/>
        </draw:frame>
        <presentation:notes draw:style-name="dp2">
          <draw:page-thumbnail draw:style-name="gr1" draw:layer="layout" svg:width="13.706cm" svg:height="10.28cm" svg:x="3.647cm" svg:y="2.853cm" draw:page-number="19" presentation:class="page"/>
          <draw:frame presentation:style-name="pr42" draw:text-style-name="P4" draw:layer="layout" svg:width="14.518cm" svg:height="11.411cm" svg:x="3.249cm" svg:y="14.13cm" presentation:class="notes">
            <draw:text-box>
              <text:list text:style-name="L3">
                <text:list-item>
                  <text:p text:style-name="P4">we have 4 major results from these experiments, the first is that ...</text:p>
                </text:list-item>
              </text:list>
            </draw:text-box>
          </draw:frame>
        </presentation:notes>
      </draw:page>
      <draw:page draw:name="page20" draw:style-name="dp1" draw:master-page-name="Discussion" presentation:presentation-page-layout-name="AL2T1">
        <office:forms form:automatic-focus="false" form:apply-design-mode="false"/>
        <draw:frame presentation:style-name="pr43" draw:text-style-name="P5" draw:layer="layout" svg:width="23.904cm" svg:height="3.508cm" svg:x="0.5cm" svg:y="1.492cm" presentation:class="title">
          <draw:text-box>
            <text:p text:style-name="P5">Future Work</text:p>
          </draw:text-box>
        </draw:frame>
        <draw:frame presentation:style-name="pr44" draw:text-style-name="P7" draw:layer="layout" svg:width="23.904cm" svg:height="13.235cm" svg:x="2.057cm" svg:y="5.839cm" presentation:class="outline" presentation:placeholder="true" presentation:user-transformed="true">
          <draw:text-box/>
        </draw:frame>
        <presentation:notes draw:style-name="dp2">
          <draw:page-thumbnail draw:style-name="gr1" draw:layer="layout" svg:width="13.706cm" svg:height="10.28cm" svg:x="3.647cm" svg:y="2.853cm" draw:page-number="20" presentation:class="page"/>
          <draw:frame presentation:style-name="pr45" draw:text-style-name="P4" draw:layer="layout" svg:width="14.518cm" svg:height="11.41cm" svg:x="3.249cm" svg:y="14.13cm" presentation:class="notes">
            <draw:text-box>
              <text:list text:style-name="L3">
                <text:list-item>
                  <text:p text:style-name="P4">efficiency is hard to define and measure</text:p>
                </text:list-item>
              </text:list>
              <text:list text:style-name="L3">
                <text:list-item>
                  <text:p text:style-name="P4">there are too many possible configurations to test everything</text:p>
                </text:list-item>
              </text:list>
            </draw:text-box>
          </draw:frame>
        </presentation:notes>
      </draw:page>
      <draw:page draw:name="page21" draw:style-name="dp1" draw:master-page-name="presentation" presentation:presentation-page-layout-name="AL1T0">
        <office:forms form:automatic-focus="false" form:apply-design-mode="false"/>
        <draw:frame presentation:style-name="pr1" draw:text-style-name="P1" draw:layer="layout" svg:width="27cm" svg:height="6.008cm" svg:x="0.5cm" svg:y="1.492cm" presentation:class="title" presentation:user-transformed="true">
          <draw:text-box>
            <text:p text:style-name="P1"><text:span text:style-name="T1">apt-p2p: A Peer-to-Peer Distribution System for</text:span></text:p>
            <text:p text:style-name="P1"><text:span text:style-name="T1"><text:s text:c="4"/></text:span><text:span text:style-name="T1">Software Package Releases and Updates</text:span></text:p>
          </draw:text-box>
        </draw:frame>
        <draw:frame presentation:style-name="pr2" draw:text-style-name="P9" draw:layer="layout" svg:width="25cm" svg:height="11.574cm" svg:x="1.5cm" svg:y="7.499cm" presentation:class="subtitle" presentation:user-transformed="true">
          <draw:text-box>
            <text:list text:style-name="L2">
              <text:list-item>
                <text:list>
                  <text:list-item>
                    <text:p text:style-name="P9"><text:span text:style-name="T2">authors:</text:span></text:p>
                  </text:list-item>
                </text:list>
              </text:list-item>
            </text:list>
            <text:list text:style-name="L2">
              <text:list-item>
                <text:list>
                  <text:list-item>
                    <text:p text:style-name="P9"><text:span text:style-name="T3">Cameron Dale, Jiangchuan Liu</text:span></text:p>
                  </text:list-item>
                </text:list>
              </text:list-item>
            </text:list>
            <text:list text:style-name="L2">
              <text:list-item>
                <text:list>
                  <text:list-item>
                    <text:p text:style-name="P9"/>
                  </text:list-item>
                </text:list>
              </text:list-item>
            </text:list>
            <text:list text:style-name="L2">
              <text:list-item>
                <text:list>
                  <text:list-item>
                    <text:p text:style-name="P9"><text:span text:style-name="T2">presented by:</text:span></text:p>
                  </text:list-item>
                </text:list>
              </text:list-item>
            </text:list>
            <text:list text:style-name="L2">
              <text:list-item>
                <text:list>
                  <text:list-item>
                    <text:p text:style-name="P9">Cameron Dale</text:p>
                  </text:list-item>
                </text:list>
              </text:list-item>
            </text:list>
            <text:list text:style-name="L2">
              <text:list-item>
                <text:list>
                  <text:list-item>
                    <text:p text:style-name="P9">Simon Fraser University</text:p>
                  </text:list-item>
                </text:list>
              </text:list-item>
            </text:list>
            <text:list text:style-name="L2">
              <text:list-item>
                <text:list>
                  <text:list-item>
                    <text:p text:style-name="P9">Burnaby, BC, Canada</text:p>
                  </text:list-item>
                </text:list>
              </text:list-item>
            </text:list>
            <text:list text:style-name="L2">
              <text:list-item>
                <text:list>
                  <text:list-item>
                    <text:p text:style-name="P9"><text:a xlink:href="mailto:camerond@cs.sfu.ca">camerond@cs.sfu.ca</text:a></text:p>
                  </text:list-item>
                </text:list>
              </text:list-item>
            </text:list>
            <text:list text:style-name="L2">
              <text:list-item>
                <text:list>
                  <text:list-item>
                    <text:p text:style-name="P9"/>
                  </text:list-item>
                </text:list>
              </text:list-item>
            </text:list>
            <text:list text:style-name="L2">
              <text:list-item>
                <text:list>
                  <text:list-item>
                    <text:p text:style-name="P9"><text:span text:style-name="T2">INFOCOM, April 22</text:span><text:span text:style-name="T4">nd</text:span><text:span text:style-name="T2">, 2009, Rio de Janeiro, Brazil</text:span></text:p>
                  </text:list-item>
                </text:list>
              </text:list-item>
            </text:list>
          </draw:text-box>
        </draw:frame>
        <presentation:notes draw:style-name="dp2">
          <office:forms form:automatic-focus="false" form:apply-design-mode="false"/>
          <draw:page-thumbnail draw:style-name="gr1" draw:layer="layout" svg:width="13.706cm" svg:height="10.28cm" svg:x="3.647cm" svg:y="2.853cm" draw:page-number="21" presentation:class="page"/>
          <draw:frame presentation:style-name="pr46" draw:text-style-name="P8" draw:layer="layout" svg:width="14.518cm" svg:height="11.41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family-complex="'Arial Unicode M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1" draw:fill-image-name="Bitmape_20_1" draw:shadow="hidden" draw:shadow-offset-x="0.3cm" draw:shadow-offset-y="0.3cm" draw:shadow-color="#808080">
        <text:list-style style:name="standard">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presentation-title" style:family="presentation">
      <style:graphic-properties draw:stroke="none" draw:fill="none" draw:textarea-vertical-align="middle">
        <text:list-style style:name="presentation-tit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start" text:enable-numbering="false"/>
      <style:text-properties fo:color="#000080" style:text-outline="false" style:text-line-through-style="none" fo:font-family="Albany" style:font-style-name="Fett" style:font-family-generic="swiss" style:font-pitch="variable" fo:font-size="44pt" fo:font-style="normal" fo:text-shadow="none" style:text-underline-style="none" fo:font-weight="normal" style:font-size-asian="24pt" style:font-size-complex="24pt"/>
    </style:style>
    <style:style style:name="presentation-subtitle" style:family="presentation">
      <style:graphic-properties draw:stroke="none" draw:fill="none" draw:textarea-vertical-align="middle">
        <text:list-style style:name="presentation-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presentation-background" style:family="presentation">
      <style:graphic-properties draw:stroke="none" draw:fill="none" draw:fill-color="#babed6" draw:fill-image-width="1cm" draw:fill-image-height="1cm"/>
    </style:style>
    <style:style style:name="presentation-backgroundobjects" style:family="presentation">
      <style:graphic-properties draw:shadow="hidden" draw:shadow-offset-x="0.3cm" draw:shadow-offset-y="0.3cm" draw:shadow-color="#808080"/>
      <style:text-properties fo:font-family="Thorndale" style:font-family-generic="roman" style:font-pitch="variable"/>
    </style:style>
    <style:style style:name="presentation-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presentation-outline1" style:family="presentation">
      <style:graphic-properties draw:stroke="none" draw:fill="none">
        <text:list-style style:name="presentation-outline1">
          <text:list-level-style-bullet text:level="1" text:bullet-char="●">
            <style:list-level-properties text:space-before="0.3cm" text:min-label-width="0.9cm"/>
            <style:text-properties fo:font-family="Thorndale" style:font-family-generic="roman" style:font-pitch="variable" fo:color="#000080" fo:font-size="100%"/>
          </text:list-level-style-bullet>
          <text:list-level-style-bullet text:level="2" text:bullet-char="–">
            <style:list-level-properties text:space-before="1.6cm" text:min-label-width="0.8cm"/>
            <style:text-properties fo:font-family="Thorndale" style:font-family-generic="roman" style:font-pitch="variable" fo:color="#000080" fo:font-size="100%"/>
          </text:list-level-style-bullet>
          <text:list-level-style-bullet text:level="3" text:bullet-char="●">
            <style:list-level-properties text:space-before="3cm" text:min-label-width="0.6cm"/>
            <style:text-properties fo:font-family="Thorndale" style:font-family-generic="roman" style:font-pitch="variable" fo:color="#000080" fo:font-size="100%"/>
          </text:list-level-style-bullet>
          <text:list-level-style-bullet text:level="4" text:bullet-char="–">
            <style:list-level-properties text:space-before="4.2cm" text:min-label-width="0.6cm"/>
            <style:text-properties fo:font-family="Thorndale" style:font-family-generic="roman" style:font-pitch="variable" fo:color="#000080" fo:font-size="100%"/>
          </text:list-level-style-bullet>
          <text:list-level-style-bullet text:level="5" text:bullet-char="●">
            <style:list-level-properties text:space-before="5.4cm" text:min-label-width="0.6cm"/>
            <style:text-properties fo:font-family="Thorndale" style:font-family-generic="roman" style:font-pitch="variable" fo:color="#000080" fo:font-size="100%"/>
          </text:list-level-style-bullet>
          <text:list-level-style-bullet text:level="6" text:bullet-char="●">
            <style:list-level-properties text:space-before="6.6cm" text:min-label-width="0.6cm"/>
            <style:text-properties fo:font-family="Thorndale" style:font-family-generic="roman" style:font-pitch="variable" fo:color="#000080" fo:font-size="100%"/>
          </text:list-level-style-bullet>
          <text:list-level-style-bullet text:level="7" text:bullet-char="●">
            <style:list-level-properties text:space-before="7.8cm" text:min-label-width="0.6cm"/>
            <style:text-properties fo:font-family="Thorndale" style:font-family-generic="roman" style:font-pitch="variable" fo:color="#000080" fo:font-size="100%"/>
          </text:list-level-style-bullet>
          <text:list-level-style-bullet text:level="8" text:bullet-char="●">
            <style:list-level-properties text:space-before="9cm" text:min-label-width="0.6cm"/>
            <style:text-properties fo:font-family="Thorndale" style:font-family-generic="roman" style:font-pitch="variable" fo:color="#000080" fo:font-size="100%"/>
          </text:list-level-style-bullet>
          <text:list-level-style-bullet text:level="9" text:bullet-char="●">
            <style:list-level-properties text:space-before="10.2cm" text:min-label-width="0.6cm"/>
            <style:text-properties fo:font-family="Thorndale" style:font-family-generic="roman" style:font-pitch="variable" fo:color="#000080" fo:font-size="100%"/>
          </text:list-level-style-bullet>
        </text:list-style>
      </style:graphic-properties>
      <style:paragraph-properties fo:margin-left="0cm" fo:margin-right="0cm" fo:margin-top="0.5cm" fo:margin-bottom="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presentation-outline2" style:family="presentation" style:parent-style-name="presentation-outline1">
      <style:paragraph-properties fo:margin-left="0cm" fo:margin-right="0cm" fo:margin-top="0.3cm" fo:margin-bottom="0cm" text:enable-numbering="true" fo:text-indent="-0.8cm"/>
      <style:text-properties fo:font-size="28pt"/>
    </style:style>
    <style:style style:name="presentation-outline3" style:family="presentation" style:parent-style-name="presentation-outline2">
      <style:paragraph-properties fo:margin-left="0cm" fo:margin-right="0cm" fo:margin-top="0.15cm" fo:margin-bottom="0cm" text:enable-numbering="true" fo:text-indent="-0.6cm"/>
      <style:text-properties fo:font-size="24pt"/>
    </style:style>
    <style:style style:name="presentation-outline4" style:family="presentation" style:parent-style-name="presentation-outline3">
      <style:paragraph-properties fo:margin-left="0cm" fo:margin-right="0cm" fo:margin-top="0cm" fo:margin-bottom="0cm" text:enable-numbering="true" fo:text-indent="-0.6cm"/>
      <style:text-properties fo:font-size="20pt"/>
    </style:style>
    <style:style style:name="presentation-outline5" style:family="presentation" style:parent-style-name="presentation-outline4">
      <style:paragraph-properties fo:margin-left="0cm" fo:margin-right="0cm" text:enable-numbering="true" fo:text-indent="-0.6cm"/>
      <style:text-properties fo:font-size="20pt"/>
    </style:style>
    <style:style style:name="presentation-outline6" style:family="presentation" style:parent-style-name="presentation-outline5">
      <style:paragraph-properties fo:margin-left="0cm" fo:margin-right="0cm" text:enable-numbering="true" fo:text-indent="-0.6cm"/>
      <style:text-properties fo:font-size="20pt"/>
    </style:style>
    <style:style style:name="presentation-outline7" style:family="presentation" style:parent-style-name="presentation-outline6">
      <style:paragraph-properties fo:margin-left="0cm" fo:margin-right="0cm" text:enable-numbering="true" fo:text-indent="-0.6cm"/>
      <style:text-properties fo:font-size="20pt"/>
    </style:style>
    <style:style style:name="presentation-outline8" style:family="presentation" style:parent-style-name="presentation-outline7">
      <style:paragraph-properties fo:margin-left="0cm" fo:margin-right="0cm" text:enable-numbering="true" fo:text-indent="-0.6cm"/>
      <style:text-properties fo:font-size="20pt"/>
    </style:style>
    <style:style style:name="presentation-outline9" style:family="presentation" style:parent-style-name="presentation-outline8">
      <style:paragraph-properties fo:margin-left="0cm" fo:margin-right="0cm" text:enable-numbering="true" fo:text-indent="-0.6cm"/>
      <style:text-properties fo:font-size="20pt"/>
    </style:style>
    <style:style style:name="Introduction-title" style:family="presentation">
      <style:graphic-properties draw:stroke="none" draw:fill="none" draw:textarea-vertical-align="middle">
        <text:list-style style:name="Introduction-tit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start" text:enable-numbering="false"/>
      <style:text-properties fo:color="#000080" style:text-outline="false" style:text-line-through-style="none" fo:font-family="Albany" style:font-style-name="Fett" style:font-family-generic="swiss" style:font-pitch="variable" fo:font-size="44pt" fo:font-style="normal" fo:text-shadow="none" style:text-underline-style="none" fo:font-weight="normal" style:font-size-asian="24pt" style:font-size-complex="24pt"/>
    </style:style>
    <style:style style:name="Introduction-subtitle" style:family="presentation">
      <style:graphic-properties draw:stroke="none" draw:fill="none" draw:textarea-vertical-align="middle">
        <text:list-style style:name="Introduction-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Introduction-background" style:family="presentation">
      <style:graphic-properties draw:stroke="none" draw:fill="none" draw:fill-color="#babed6" draw:fill-image-width="1cm" draw:fill-image-height="1cm"/>
    </style:style>
    <style:style style:name="Introduction-backgroundobjects" style:family="presentation">
      <style:graphic-properties draw:shadow="hidden" draw:shadow-offset-x="0.3cm" draw:shadow-offset-y="0.3cm" draw:shadow-color="#808080"/>
      <style:text-properties fo:font-family="Thorndale" style:font-family-generic="roman" style:font-pitch="variable"/>
    </style:style>
    <style:style style:name="Introduction-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Introduction-outline1" style:family="presentation">
      <style:graphic-properties draw:stroke="none" draw:fill="none">
        <text:list-style style:name="Introduction-outline1">
          <text:list-level-style-bullet text:level="1" text:bullet-char="●">
            <style:list-level-properties text:space-before="0.3cm" text:min-label-width="0.9cm"/>
            <style:text-properties fo:font-family="Thorndale" style:font-family-generic="roman" style:font-pitch="variable" fo:color="#000080" fo:font-size="100%"/>
          </text:list-level-style-bullet>
          <text:list-level-style-bullet text:level="2" text:bullet-char="–">
            <style:list-level-properties text:space-before="1.6cm" text:min-label-width="0.8cm"/>
            <style:text-properties fo:font-family="Thorndale" style:font-family-generic="roman" style:font-pitch="variable" fo:color="#000080" fo:font-size="100%"/>
          </text:list-level-style-bullet>
          <text:list-level-style-bullet text:level="3" text:bullet-char="●">
            <style:list-level-properties text:space-before="3cm" text:min-label-width="0.6cm"/>
            <style:text-properties fo:font-family="Thorndale" style:font-family-generic="roman" style:font-pitch="variable" fo:color="#000080" fo:font-size="100%"/>
          </text:list-level-style-bullet>
          <text:list-level-style-bullet text:level="4" text:bullet-char="–">
            <style:list-level-properties text:space-before="4.2cm" text:min-label-width="0.6cm"/>
            <style:text-properties fo:font-family="Thorndale" style:font-family-generic="roman" style:font-pitch="variable" fo:color="#000080" fo:font-size="100%"/>
          </text:list-level-style-bullet>
          <text:list-level-style-bullet text:level="5" text:bullet-char="●">
            <style:list-level-properties text:space-before="5.4cm" text:min-label-width="0.6cm"/>
            <style:text-properties fo:font-family="Thorndale" style:font-family-generic="roman" style:font-pitch="variable" fo:color="#000080" fo:font-size="100%"/>
          </text:list-level-style-bullet>
          <text:list-level-style-bullet text:level="6" text:bullet-char="●">
            <style:list-level-properties text:space-before="6.6cm" text:min-label-width="0.6cm"/>
            <style:text-properties fo:font-family="Thorndale" style:font-family-generic="roman" style:font-pitch="variable" fo:color="#000080" fo:font-size="100%"/>
          </text:list-level-style-bullet>
          <text:list-level-style-bullet text:level="7" text:bullet-char="●">
            <style:list-level-properties text:space-before="7.8cm" text:min-label-width="0.6cm"/>
            <style:text-properties fo:font-family="Thorndale" style:font-family-generic="roman" style:font-pitch="variable" fo:color="#000080" fo:font-size="100%"/>
          </text:list-level-style-bullet>
          <text:list-level-style-bullet text:level="8" text:bullet-char="●">
            <style:list-level-properties text:space-before="9cm" text:min-label-width="0.6cm"/>
            <style:text-properties fo:font-family="Thorndale" style:font-family-generic="roman" style:font-pitch="variable" fo:color="#000080" fo:font-size="100%"/>
          </text:list-level-style-bullet>
          <text:list-level-style-bullet text:level="9" text:bullet-char="●">
            <style:list-level-properties text:space-before="10.2cm" text:min-label-width="0.6cm"/>
            <style:text-properties fo:font-family="Thorndale" style:font-family-generic="roman" style:font-pitch="variable" fo:color="#000080" fo:font-size="100%"/>
          </text:list-level-style-bullet>
        </text:list-style>
      </style:graphic-properties>
      <style:paragraph-properties fo:margin-left="0cm" fo:margin-right="0cm" fo:margin-top="0.5cm" fo:margin-bottom="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Introduction-outline2" style:family="presentation" style:parent-style-name="Introduction-outline1">
      <style:paragraph-properties fo:margin-left="0cm" fo:margin-right="0cm" fo:margin-top="0.3cm" fo:margin-bottom="0cm" text:enable-numbering="true" fo:text-indent="-0.8cm"/>
      <style:text-properties fo:font-size="28pt"/>
    </style:style>
    <style:style style:name="Introduction-outline3" style:family="presentation" style:parent-style-name="Introduction-outline2">
      <style:paragraph-properties fo:margin-left="0cm" fo:margin-right="0cm" fo:margin-top="0.15cm" fo:margin-bottom="0cm" text:enable-numbering="true" fo:text-indent="-0.6cm"/>
      <style:text-properties fo:font-size="24pt"/>
    </style:style>
    <style:style style:name="Introduction-outline4" style:family="presentation" style:parent-style-name="Introduction-outline3">
      <style:paragraph-properties fo:margin-left="0cm" fo:margin-right="0cm" fo:margin-top="0cm" fo:margin-bottom="0cm" text:enable-numbering="true" fo:text-indent="-0.6cm"/>
      <style:text-properties fo:font-size="20pt"/>
    </style:style>
    <style:style style:name="Introduction-outline5" style:family="presentation" style:parent-style-name="Introduction-outline4">
      <style:paragraph-properties fo:margin-left="0cm" fo:margin-right="0cm" fo:margin-top="0cm" fo:margin-bottom="0cm" text:enable-numbering="true" fo:text-indent="-0.6cm"/>
      <style:text-properties fo:font-size="20pt"/>
    </style:style>
    <style:style style:name="Introduction-outline6" style:family="presentation" style:parent-style-name="Introduction-outline5">
      <style:paragraph-properties fo:margin-left="0cm" fo:margin-right="0cm" fo:margin-top="0cm" fo:margin-bottom="0cm" text:enable-numbering="true" fo:text-indent="-0.6cm"/>
      <style:text-properties fo:font-size="20pt"/>
    </style:style>
    <style:style style:name="Introduction-outline7" style:family="presentation" style:parent-style-name="Introduction-outline6">
      <style:paragraph-properties fo:margin-left="0cm" fo:margin-right="0cm" fo:margin-top="0cm" fo:margin-bottom="0cm" text:enable-numbering="true" fo:text-indent="-0.6cm"/>
      <style:text-properties fo:font-size="20pt"/>
    </style:style>
    <style:style style:name="Introduction-outline8" style:family="presentation" style:parent-style-name="Introduction-outline7">
      <style:paragraph-properties fo:margin-left="0cm" fo:margin-right="0cm" fo:margin-top="0cm" fo:margin-bottom="0cm" text:enable-numbering="true" fo:text-indent="-0.6cm"/>
      <style:text-properties fo:font-size="20pt"/>
    </style:style>
    <style:style style:name="Introduction-outline9" style:family="presentation" style:parent-style-name="Introduction-outline8">
      <style:paragraph-properties fo:margin-left="0cm" fo:margin-right="0cm" fo:margin-top="0cm" fo:margin-bottom="0cm" text:enable-numbering="true" fo:text-indent="-0.6cm"/>
      <style:text-properties fo:font-size="20pt"/>
    </style:style>
    <style:style style:name="Experiment-title" style:family="presentation">
      <style:graphic-properties draw:stroke="none" draw:fill="none" draw:textarea-vertical-align="middle">
        <text:list-style style:name="Experiment-tit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start" text:enable-numbering="false"/>
      <style:text-properties fo:color="#000080" style:text-outline="false" style:text-line-through-style="none" fo:font-family="Albany" style:font-style-name="Fett" style:font-family-generic="swiss" style:font-pitch="variable" fo:font-size="44pt" fo:font-style="normal" fo:text-shadow="none" style:text-underline-style="none" fo:font-weight="normal" style:font-size-asian="24pt" style:font-size-complex="24pt"/>
    </style:style>
    <style:style style:name="Experiment-subtitle" style:family="presentation">
      <style:graphic-properties draw:stroke="none" draw:fill="none" draw:textarea-vertical-align="middle">
        <text:list-style style:name="Experiment-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Experiment-background" style:family="presentation">
      <style:graphic-properties draw:stroke="none" draw:fill="none" draw:fill-color="#babed6" draw:fill-image-width="1cm" draw:fill-image-height="1cm"/>
    </style:style>
    <style:style style:name="Experiment-backgroundobjects" style:family="presentation">
      <style:graphic-properties draw:shadow="hidden" draw:shadow-offset-x="0.3cm" draw:shadow-offset-y="0.3cm" draw:shadow-color="#808080"/>
      <style:text-properties fo:font-family="Thorndale" style:font-family-generic="roman" style:font-pitch="variable"/>
    </style:style>
    <style:style style:name="Experiment-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Experiment-outline1" style:family="presentation">
      <style:graphic-properties draw:stroke="none" draw:fill="none">
        <text:list-style style:name="Experiment-outline1">
          <text:list-level-style-bullet text:level="1" text:bullet-char="●">
            <style:list-level-properties text:space-before="0.3cm" text:min-label-width="0.9cm"/>
            <style:text-properties fo:font-family="Thorndale" style:font-family-generic="roman" style:font-pitch="variable" fo:color="#000080" fo:font-size="100%"/>
          </text:list-level-style-bullet>
          <text:list-level-style-bullet text:level="2" text:bullet-char="–">
            <style:list-level-properties text:space-before="1.6cm" text:min-label-width="0.8cm"/>
            <style:text-properties fo:font-family="Thorndale" style:font-family-generic="roman" style:font-pitch="variable" fo:color="#000080" fo:font-size="100%"/>
          </text:list-level-style-bullet>
          <text:list-level-style-bullet text:level="3" text:bullet-char="●">
            <style:list-level-properties text:space-before="3cm" text:min-label-width="0.6cm"/>
            <style:text-properties fo:font-family="Thorndale" style:font-family-generic="roman" style:font-pitch="variable" fo:color="#000080" fo:font-size="100%"/>
          </text:list-level-style-bullet>
          <text:list-level-style-bullet text:level="4" text:bullet-char="–">
            <style:list-level-properties text:space-before="4.2cm" text:min-label-width="0.6cm"/>
            <style:text-properties fo:font-family="Thorndale" style:font-family-generic="roman" style:font-pitch="variable" fo:color="#000080" fo:font-size="100%"/>
          </text:list-level-style-bullet>
          <text:list-level-style-bullet text:level="5" text:bullet-char="●">
            <style:list-level-properties text:space-before="5.4cm" text:min-label-width="0.6cm"/>
            <style:text-properties fo:font-family="Thorndale" style:font-family-generic="roman" style:font-pitch="variable" fo:color="#000080" fo:font-size="100%"/>
          </text:list-level-style-bullet>
          <text:list-level-style-bullet text:level="6" text:bullet-char="●">
            <style:list-level-properties text:space-before="6.6cm" text:min-label-width="0.6cm"/>
            <style:text-properties fo:font-family="Thorndale" style:font-family-generic="roman" style:font-pitch="variable" fo:color="#000080" fo:font-size="100%"/>
          </text:list-level-style-bullet>
          <text:list-level-style-bullet text:level="7" text:bullet-char="●">
            <style:list-level-properties text:space-before="7.8cm" text:min-label-width="0.6cm"/>
            <style:text-properties fo:font-family="Thorndale" style:font-family-generic="roman" style:font-pitch="variable" fo:color="#000080" fo:font-size="100%"/>
          </text:list-level-style-bullet>
          <text:list-level-style-bullet text:level="8" text:bullet-char="●">
            <style:list-level-properties text:space-before="9cm" text:min-label-width="0.6cm"/>
            <style:text-properties fo:font-family="Thorndale" style:font-family-generic="roman" style:font-pitch="variable" fo:color="#000080" fo:font-size="100%"/>
          </text:list-level-style-bullet>
          <text:list-level-style-bullet text:level="9" text:bullet-char="●">
            <style:list-level-properties text:space-before="10.2cm" text:min-label-width="0.6cm"/>
            <style:text-properties fo:font-family="Thorndale" style:font-family-generic="roman" style:font-pitch="variable" fo:color="#000080" fo:font-size="100%"/>
          </text:list-level-style-bullet>
        </text:list-style>
      </style:graphic-properties>
      <style:paragraph-properties fo:margin-left="0cm" fo:margin-right="0cm" fo:margin-top="0.5cm" fo:margin-bottom="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Experiment-outline2" style:family="presentation" style:parent-style-name="Experiment-outline1">
      <style:paragraph-properties fo:margin-left="0cm" fo:margin-right="0cm" fo:margin-top="0.3cm" fo:margin-bottom="0cm" text:enable-numbering="true" fo:text-indent="-0.8cm"/>
      <style:text-properties fo:font-size="28pt"/>
    </style:style>
    <style:style style:name="Experiment-outline3" style:family="presentation" style:parent-style-name="Experiment-outline2">
      <style:paragraph-properties fo:margin-left="0cm" fo:margin-right="0cm" fo:margin-top="0.15cm" fo:margin-bottom="0cm" text:enable-numbering="true" fo:text-indent="-0.6cm"/>
      <style:text-properties fo:font-size="24pt"/>
    </style:style>
    <style:style style:name="Experiment-outline4" style:family="presentation" style:parent-style-name="Experiment-outline3">
      <style:paragraph-properties fo:margin-left="0cm" fo:margin-right="0cm" fo:margin-top="0cm" fo:margin-bottom="0cm" text:enable-numbering="true" fo:text-indent="-0.6cm"/>
      <style:text-properties fo:font-size="20pt"/>
    </style:style>
    <style:style style:name="Experiment-outline5" style:family="presentation" style:parent-style-name="Experiment-outline4">
      <style:paragraph-properties fo:margin-left="0cm" fo:margin-right="0cm" fo:margin-top="0cm" fo:margin-bottom="0cm" text:enable-numbering="true" fo:text-indent="-0.6cm"/>
      <style:text-properties fo:font-size="20pt"/>
    </style:style>
    <style:style style:name="Experiment-outline6" style:family="presentation" style:parent-style-name="Experiment-outline5">
      <style:paragraph-properties fo:margin-left="0cm" fo:margin-right="0cm" fo:margin-top="0cm" fo:margin-bottom="0cm" text:enable-numbering="true" fo:text-indent="-0.6cm"/>
      <style:text-properties fo:font-size="20pt"/>
    </style:style>
    <style:style style:name="Experiment-outline7" style:family="presentation" style:parent-style-name="Experiment-outline6">
      <style:paragraph-properties fo:margin-left="0cm" fo:margin-right="0cm" fo:margin-top="0cm" fo:margin-bottom="0cm" text:enable-numbering="true" fo:text-indent="-0.6cm"/>
      <style:text-properties fo:font-size="20pt"/>
    </style:style>
    <style:style style:name="Experiment-outline8" style:family="presentation" style:parent-style-name="Experiment-outline7">
      <style:paragraph-properties fo:margin-left="0cm" fo:margin-right="0cm" fo:margin-top="0cm" fo:margin-bottom="0cm" text:enable-numbering="true" fo:text-indent="-0.6cm"/>
      <style:text-properties fo:font-size="20pt"/>
    </style:style>
    <style:style style:name="Experiment-outline9" style:family="presentation" style:parent-style-name="Experiment-outline8">
      <style:paragraph-properties fo:margin-left="0cm" fo:margin-right="0cm" fo:margin-top="0cm" fo:margin-bottom="0cm" text:enable-numbering="true" fo:text-indent="-0.6cm"/>
      <style:text-properties fo:font-size="20pt"/>
    </style:style>
    <style:style style:name="ExperimentResults-title" style:family="presentation">
      <style:graphic-properties draw:stroke="none" draw:fill="none" draw:textarea-vertical-align="middle">
        <text:list-style style:name="ExperimentResults-tit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start" text:enable-numbering="false"/>
      <style:text-properties fo:color="#000080" style:text-outline="false" style:text-line-through-style="none" fo:font-family="Albany" style:font-style-name="Fett" style:font-family-generic="swiss" style:font-pitch="variable" fo:font-size="44pt" fo:font-style="normal" fo:text-shadow="none" style:text-underline-style="none" fo:font-weight="normal" style:font-size-asian="24pt" style:font-size-complex="24pt"/>
    </style:style>
    <style:style style:name="ExperimentResults-subtitle" style:family="presentation">
      <style:graphic-properties draw:stroke="none" draw:fill="none" draw:textarea-vertical-align="middle">
        <text:list-style style:name="ExperimentResults-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ExperimentResults-background" style:family="presentation">
      <style:graphic-properties draw:stroke="none" draw:fill="none" draw:fill-color="#babed6" draw:fill-image-width="1cm" draw:fill-image-height="1cm"/>
    </style:style>
    <style:style style:name="ExperimentResults-backgroundobjects" style:family="presentation">
      <style:graphic-properties draw:shadow="hidden" draw:shadow-offset-x="0.3cm" draw:shadow-offset-y="0.3cm" draw:shadow-color="#808080"/>
      <style:text-properties fo:font-family="Thorndale" style:font-family-generic="roman" style:font-pitch="variable"/>
    </style:style>
    <style:style style:name="ExperimentResults-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ExperimentResults-outline1" style:family="presentation">
      <style:graphic-properties draw:stroke="none" draw:fill="none">
        <text:list-style style:name="ExperimentResults-outline1">
          <text:list-level-style-bullet text:level="1" text:bullet-char="●">
            <style:list-level-properties text:space-before="0.3cm" text:min-label-width="0.9cm"/>
            <style:text-properties fo:font-family="Thorndale" style:font-family-generic="roman" style:font-pitch="variable" fo:color="#000080" fo:font-size="100%"/>
          </text:list-level-style-bullet>
          <text:list-level-style-bullet text:level="2" text:bullet-char="–">
            <style:list-level-properties text:space-before="1.6cm" text:min-label-width="0.8cm"/>
            <style:text-properties fo:font-family="Thorndale" style:font-family-generic="roman" style:font-pitch="variable" fo:color="#000080" fo:font-size="100%"/>
          </text:list-level-style-bullet>
          <text:list-level-style-bullet text:level="3" text:bullet-char="●">
            <style:list-level-properties text:space-before="3cm" text:min-label-width="0.6cm"/>
            <style:text-properties fo:font-family="Thorndale" style:font-family-generic="roman" style:font-pitch="variable" fo:color="#000080" fo:font-size="100%"/>
          </text:list-level-style-bullet>
          <text:list-level-style-bullet text:level="4" text:bullet-char="–">
            <style:list-level-properties text:space-before="4.2cm" text:min-label-width="0.6cm"/>
            <style:text-properties fo:font-family="Thorndale" style:font-family-generic="roman" style:font-pitch="variable" fo:color="#000080" fo:font-size="100%"/>
          </text:list-level-style-bullet>
          <text:list-level-style-bullet text:level="5" text:bullet-char="●">
            <style:list-level-properties text:space-before="5.4cm" text:min-label-width="0.6cm"/>
            <style:text-properties fo:font-family="Thorndale" style:font-family-generic="roman" style:font-pitch="variable" fo:color="#000080" fo:font-size="100%"/>
          </text:list-level-style-bullet>
          <text:list-level-style-bullet text:level="6" text:bullet-char="●">
            <style:list-level-properties text:space-before="6.6cm" text:min-label-width="0.6cm"/>
            <style:text-properties fo:font-family="Thorndale" style:font-family-generic="roman" style:font-pitch="variable" fo:color="#000080" fo:font-size="100%"/>
          </text:list-level-style-bullet>
          <text:list-level-style-bullet text:level="7" text:bullet-char="●">
            <style:list-level-properties text:space-before="7.8cm" text:min-label-width="0.6cm"/>
            <style:text-properties fo:font-family="Thorndale" style:font-family-generic="roman" style:font-pitch="variable" fo:color="#000080" fo:font-size="100%"/>
          </text:list-level-style-bullet>
          <text:list-level-style-bullet text:level="8" text:bullet-char="●">
            <style:list-level-properties text:space-before="9cm" text:min-label-width="0.6cm"/>
            <style:text-properties fo:font-family="Thorndale" style:font-family-generic="roman" style:font-pitch="variable" fo:color="#000080" fo:font-size="100%"/>
          </text:list-level-style-bullet>
          <text:list-level-style-bullet text:level="9" text:bullet-char="●">
            <style:list-level-properties text:space-before="10.2cm" text:min-label-width="0.6cm"/>
            <style:text-properties fo:font-family="Thorndale" style:font-family-generic="roman" style:font-pitch="variable" fo:color="#000080" fo:font-size="100%"/>
          </text:list-level-style-bullet>
        </text:list-style>
      </style:graphic-properties>
      <style:paragraph-properties fo:margin-left="0cm" fo:margin-right="0cm" fo:margin-top="0.5cm" fo:margin-bottom="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ExperimentResults-outline2" style:family="presentation" style:parent-style-name="ExperimentResults-outline1">
      <style:paragraph-properties fo:margin-left="0cm" fo:margin-right="0cm" fo:margin-top="0.3cm" fo:margin-bottom="0cm" text:enable-numbering="true" fo:text-indent="-0.8cm"/>
      <style:text-properties fo:font-size="28pt"/>
    </style:style>
    <style:style style:name="ExperimentResults-outline3" style:family="presentation" style:parent-style-name="ExperimentResults-outline2">
      <style:paragraph-properties fo:margin-left="0cm" fo:margin-right="0cm" fo:margin-top="0.15cm" fo:margin-bottom="0cm" text:enable-numbering="true" fo:text-indent="-0.6cm"/>
      <style:text-properties fo:font-size="24pt"/>
    </style:style>
    <style:style style:name="ExperimentResults-outline4" style:family="presentation" style:parent-style-name="ExperimentResults-outline3">
      <style:paragraph-properties fo:margin-left="0cm" fo:margin-right="0cm" fo:margin-top="0cm" fo:margin-bottom="0cm" text:enable-numbering="true" fo:text-indent="-0.6cm"/>
      <style:text-properties fo:font-size="20pt"/>
    </style:style>
    <style:style style:name="ExperimentResults-outline5" style:family="presentation" style:parent-style-name="ExperimentResults-outline4">
      <style:paragraph-properties fo:margin-left="0cm" fo:margin-right="0cm" fo:margin-top="0cm" fo:margin-bottom="0cm" text:enable-numbering="true" fo:text-indent="-0.6cm"/>
      <style:text-properties fo:font-size="20pt"/>
    </style:style>
    <style:style style:name="ExperimentResults-outline6" style:family="presentation" style:parent-style-name="ExperimentResults-outline5">
      <style:paragraph-properties fo:margin-left="0cm" fo:margin-right="0cm" fo:margin-top="0cm" fo:margin-bottom="0cm" text:enable-numbering="true" fo:text-indent="-0.6cm"/>
      <style:text-properties fo:font-size="20pt"/>
    </style:style>
    <style:style style:name="ExperimentResults-outline7" style:family="presentation" style:parent-style-name="ExperimentResults-outline6">
      <style:paragraph-properties fo:margin-left="0cm" fo:margin-right="0cm" fo:margin-top="0cm" fo:margin-bottom="0cm" text:enable-numbering="true" fo:text-indent="-0.6cm"/>
      <style:text-properties fo:font-size="20pt"/>
    </style:style>
    <style:style style:name="ExperimentResults-outline8" style:family="presentation" style:parent-style-name="ExperimentResults-outline7">
      <style:paragraph-properties fo:margin-left="0cm" fo:margin-right="0cm" fo:margin-top="0cm" fo:margin-bottom="0cm" text:enable-numbering="true" fo:text-indent="-0.6cm"/>
      <style:text-properties fo:font-size="20pt"/>
    </style:style>
    <style:style style:name="ExperimentResults-outline9" style:family="presentation" style:parent-style-name="ExperimentResults-outline8">
      <style:paragraph-properties fo:margin-left="0cm" fo:margin-right="0cm" fo:margin-top="0cm" fo:margin-bottom="0cm" text:enable-numbering="true" fo:text-indent="-0.6cm"/>
      <style:text-properties fo:font-size="20pt"/>
    </style:style>
    <style:style style:name="Enhancement-title" style:family="presentation">
      <style:graphic-properties draw:stroke="none" draw:fill="none" draw:textarea-vertical-align="middle">
        <text:list-style style:name="Enhancement-tit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start" text:enable-numbering="false"/>
      <style:text-properties fo:color="#000080" style:text-outline="false" style:text-line-through-style="none" fo:font-family="Albany" style:font-style-name="Fett" style:font-family-generic="swiss" style:font-pitch="variable" fo:font-size="44pt" fo:font-style="normal" fo:text-shadow="none" style:text-underline-style="none" fo:font-weight="normal" style:font-size-asian="24pt" style:font-size-complex="24pt"/>
    </style:style>
    <style:style style:name="Enhancement-subtitle" style:family="presentation">
      <style:graphic-properties draw:stroke="none" draw:fill="none" draw:textarea-vertical-align="middle">
        <text:list-style style:name="Enhancement-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Enhancement-background" style:family="presentation">
      <style:graphic-properties draw:stroke="none" draw:fill="none" draw:fill-color="#babed6" draw:fill-image-width="1cm" draw:fill-image-height="1cm"/>
    </style:style>
    <style:style style:name="Enhancement-backgroundobjects" style:family="presentation">
      <style:graphic-properties draw:shadow="hidden" draw:shadow-offset-x="0.3cm" draw:shadow-offset-y="0.3cm" draw:shadow-color="#808080"/>
      <style:text-properties fo:font-family="Thorndale" style:font-family-generic="roman" style:font-pitch="variable"/>
    </style:style>
    <style:style style:name="Enhancement-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Enhancement-outline1" style:family="presentation">
      <style:graphic-properties draw:stroke="none" draw:fill="none">
        <text:list-style style:name="Enhancement-outline1">
          <text:list-level-style-bullet text:level="1" text:bullet-char="●">
            <style:list-level-properties text:space-before="0.3cm" text:min-label-width="0.9cm"/>
            <style:text-properties fo:font-family="Thorndale" style:font-family-generic="roman" style:font-pitch="variable" fo:color="#000080" fo:font-size="100%"/>
          </text:list-level-style-bullet>
          <text:list-level-style-bullet text:level="2" text:bullet-char="–">
            <style:list-level-properties text:space-before="1.6cm" text:min-label-width="0.8cm"/>
            <style:text-properties fo:font-family="Thorndale" style:font-family-generic="roman" style:font-pitch="variable" fo:color="#000080" fo:font-size="100%"/>
          </text:list-level-style-bullet>
          <text:list-level-style-bullet text:level="3" text:bullet-char="●">
            <style:list-level-properties text:space-before="3cm" text:min-label-width="0.6cm"/>
            <style:text-properties fo:font-family="Thorndale" style:font-family-generic="roman" style:font-pitch="variable" fo:color="#000080" fo:font-size="100%"/>
          </text:list-level-style-bullet>
          <text:list-level-style-bullet text:level="4" text:bullet-char="–">
            <style:list-level-properties text:space-before="4.2cm" text:min-label-width="0.6cm"/>
            <style:text-properties fo:font-family="Thorndale" style:font-family-generic="roman" style:font-pitch="variable" fo:color="#000080" fo:font-size="100%"/>
          </text:list-level-style-bullet>
          <text:list-level-style-bullet text:level="5" text:bullet-char="●">
            <style:list-level-properties text:space-before="5.4cm" text:min-label-width="0.6cm"/>
            <style:text-properties fo:font-family="Thorndale" style:font-family-generic="roman" style:font-pitch="variable" fo:color="#000080" fo:font-size="100%"/>
          </text:list-level-style-bullet>
          <text:list-level-style-bullet text:level="6" text:bullet-char="●">
            <style:list-level-properties text:space-before="6.6cm" text:min-label-width="0.6cm"/>
            <style:text-properties fo:font-family="Thorndale" style:font-family-generic="roman" style:font-pitch="variable" fo:color="#000080" fo:font-size="100%"/>
          </text:list-level-style-bullet>
          <text:list-level-style-bullet text:level="7" text:bullet-char="●">
            <style:list-level-properties text:space-before="7.8cm" text:min-label-width="0.6cm"/>
            <style:text-properties fo:font-family="Thorndale" style:font-family-generic="roman" style:font-pitch="variable" fo:color="#000080" fo:font-size="100%"/>
          </text:list-level-style-bullet>
          <text:list-level-style-bullet text:level="8" text:bullet-char="●">
            <style:list-level-properties text:space-before="9cm" text:min-label-width="0.6cm"/>
            <style:text-properties fo:font-family="Thorndale" style:font-family-generic="roman" style:font-pitch="variable" fo:color="#000080" fo:font-size="100%"/>
          </text:list-level-style-bullet>
          <text:list-level-style-bullet text:level="9" text:bullet-char="●">
            <style:list-level-properties text:space-before="10.2cm" text:min-label-width="0.6cm"/>
            <style:text-properties fo:font-family="Thorndale" style:font-family-generic="roman" style:font-pitch="variable" fo:color="#000080" fo:font-size="100%"/>
          </text:list-level-style-bullet>
        </text:list-style>
      </style:graphic-properties>
      <style:paragraph-properties fo:margin-left="0cm" fo:margin-right="0cm" fo:margin-top="0.5cm" fo:margin-bottom="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Enhancement-outline2" style:family="presentation" style:parent-style-name="Enhancement-outline1">
      <style:paragraph-properties fo:margin-left="0cm" fo:margin-right="0cm" fo:margin-top="0.3cm" fo:margin-bottom="0cm" text:enable-numbering="true" fo:text-indent="-0.8cm"/>
      <style:text-properties fo:font-size="28pt"/>
    </style:style>
    <style:style style:name="Enhancement-outline3" style:family="presentation" style:parent-style-name="Enhancement-outline2">
      <style:paragraph-properties fo:margin-left="0cm" fo:margin-right="0cm" fo:margin-top="0.15cm" fo:margin-bottom="0cm" text:enable-numbering="true" fo:text-indent="-0.6cm"/>
      <style:text-properties fo:font-size="24pt"/>
    </style:style>
    <style:style style:name="Enhancement-outline4" style:family="presentation" style:parent-style-name="Enhancement-outline3">
      <style:paragraph-properties fo:margin-left="0cm" fo:margin-right="0cm" fo:margin-top="0cm" fo:margin-bottom="0cm" text:enable-numbering="true" fo:text-indent="-0.6cm"/>
      <style:text-properties fo:font-size="20pt"/>
    </style:style>
    <style:style style:name="Enhancement-outline5" style:family="presentation" style:parent-style-name="Enhancement-outline4">
      <style:paragraph-properties fo:margin-left="0cm" fo:margin-right="0cm" fo:margin-top="0cm" fo:margin-bottom="0cm" text:enable-numbering="true" fo:text-indent="-0.6cm"/>
      <style:text-properties fo:font-size="20pt"/>
    </style:style>
    <style:style style:name="Enhancement-outline6" style:family="presentation" style:parent-style-name="Enhancement-outline5">
      <style:paragraph-properties fo:margin-left="0cm" fo:margin-right="0cm" fo:margin-top="0cm" fo:margin-bottom="0cm" text:enable-numbering="true" fo:text-indent="-0.6cm"/>
      <style:text-properties fo:font-size="20pt"/>
    </style:style>
    <style:style style:name="Enhancement-outline7" style:family="presentation" style:parent-style-name="Enhancement-outline6">
      <style:paragraph-properties fo:margin-left="0cm" fo:margin-right="0cm" fo:margin-top="0cm" fo:margin-bottom="0cm" text:enable-numbering="true" fo:text-indent="-0.6cm"/>
      <style:text-properties fo:font-size="20pt"/>
    </style:style>
    <style:style style:name="Enhancement-outline8" style:family="presentation" style:parent-style-name="Enhancement-outline7">
      <style:paragraph-properties fo:margin-left="0cm" fo:margin-right="0cm" fo:margin-top="0cm" fo:margin-bottom="0cm" text:enable-numbering="true" fo:text-indent="-0.6cm"/>
      <style:text-properties fo:font-size="20pt"/>
    </style:style>
    <style:style style:name="Enhancement-outline9" style:family="presentation" style:parent-style-name="Enhancement-outline8">
      <style:paragraph-properties fo:margin-left="0cm" fo:margin-right="0cm" fo:margin-top="0cm" fo:margin-bottom="0cm" text:enable-numbering="true" fo:text-indent="-0.6cm"/>
      <style:text-properties fo:font-size="20pt"/>
    </style:style>
    <style:style style:name="Discussion-title" style:family="presentation">
      <style:graphic-properties draw:stroke="none" draw:fill="none" draw:textarea-vertical-align="middle">
        <text:list-style style:name="Discussion-tit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start" text:enable-numbering="false"/>
      <style:text-properties fo:color="#000080" style:text-outline="false" style:text-line-through-style="none" fo:font-family="Albany" style:font-style-name="Fett" style:font-family-generic="swiss" style:font-pitch="variable" fo:font-size="44pt" fo:font-style="normal" fo:text-shadow="none" style:text-underline-style="none" fo:font-weight="normal" style:font-size-asian="24pt" style:font-size-complex="24pt"/>
    </style:style>
    <style:style style:name="Discussion-subtitle" style:family="presentation">
      <style:graphic-properties draw:stroke="none" draw:fill="none" draw:textarea-vertical-align="middle">
        <text:list-style style:name="Discussion-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Discussion-background" style:family="presentation">
      <style:graphic-properties draw:stroke="none" draw:fill="none" draw:fill-color="#babed6" draw:fill-image-width="1cm" draw:fill-image-height="1cm"/>
    </style:style>
    <style:style style:name="Discussion-backgroundobjects" style:family="presentation">
      <style:graphic-properties draw:shadow="hidden" draw:shadow-offset-x="0.3cm" draw:shadow-offset-y="0.3cm" draw:shadow-color="#808080"/>
      <style:text-properties fo:font-family="Thorndale" style:font-family-generic="roman" style:font-pitch="variable"/>
    </style:style>
    <style:style style:name="Discussion-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Discussion-outline1" style:family="presentation">
      <style:graphic-properties draw:stroke="none" draw:fill="none">
        <text:list-style style:name="Discussion-outline1">
          <text:list-level-style-bullet text:level="1" text:bullet-char="●">
            <style:list-level-properties text:space-before="0.3cm" text:min-label-width="0.9cm"/>
            <style:text-properties fo:font-family="Thorndale" style:font-family-generic="roman" style:font-pitch="variable" fo:color="#000080" fo:font-size="100%"/>
          </text:list-level-style-bullet>
          <text:list-level-style-bullet text:level="2" text:bullet-char="–">
            <style:list-level-properties text:space-before="1.6cm" text:min-label-width="0.8cm"/>
            <style:text-properties fo:font-family="Thorndale" style:font-family-generic="roman" style:font-pitch="variable" fo:color="#000080" fo:font-size="100%"/>
          </text:list-level-style-bullet>
          <text:list-level-style-bullet text:level="3" text:bullet-char="●">
            <style:list-level-properties text:space-before="3cm" text:min-label-width="0.6cm"/>
            <style:text-properties fo:font-family="Thorndale" style:font-family-generic="roman" style:font-pitch="variable" fo:color="#000080" fo:font-size="100%"/>
          </text:list-level-style-bullet>
          <text:list-level-style-bullet text:level="4" text:bullet-char="–">
            <style:list-level-properties text:space-before="4.2cm" text:min-label-width="0.6cm"/>
            <style:text-properties fo:font-family="Thorndale" style:font-family-generic="roman" style:font-pitch="variable" fo:color="#000080" fo:font-size="100%"/>
          </text:list-level-style-bullet>
          <text:list-level-style-bullet text:level="5" text:bullet-char="●">
            <style:list-level-properties text:space-before="5.4cm" text:min-label-width="0.6cm"/>
            <style:text-properties fo:font-family="Thorndale" style:font-family-generic="roman" style:font-pitch="variable" fo:color="#000080" fo:font-size="100%"/>
          </text:list-level-style-bullet>
          <text:list-level-style-bullet text:level="6" text:bullet-char="●">
            <style:list-level-properties text:space-before="6.6cm" text:min-label-width="0.6cm"/>
            <style:text-properties fo:font-family="Thorndale" style:font-family-generic="roman" style:font-pitch="variable" fo:color="#000080" fo:font-size="100%"/>
          </text:list-level-style-bullet>
          <text:list-level-style-bullet text:level="7" text:bullet-char="●">
            <style:list-level-properties text:space-before="7.8cm" text:min-label-width="0.6cm"/>
            <style:text-properties fo:font-family="Thorndale" style:font-family-generic="roman" style:font-pitch="variable" fo:color="#000080" fo:font-size="100%"/>
          </text:list-level-style-bullet>
          <text:list-level-style-bullet text:level="8" text:bullet-char="●">
            <style:list-level-properties text:space-before="9cm" text:min-label-width="0.6cm"/>
            <style:text-properties fo:font-family="Thorndale" style:font-family-generic="roman" style:font-pitch="variable" fo:color="#000080" fo:font-size="100%"/>
          </text:list-level-style-bullet>
          <text:list-level-style-bullet text:level="9" text:bullet-char="●">
            <style:list-level-properties text:space-before="10.2cm" text:min-label-width="0.6cm"/>
            <style:text-properties fo:font-family="Thorndale" style:font-family-generic="roman" style:font-pitch="variable" fo:color="#000080" fo:font-size="100%"/>
          </text:list-level-style-bullet>
        </text:list-style>
      </style:graphic-properties>
      <style:paragraph-properties fo:margin-left="0cm" fo:margin-right="0cm" fo:margin-top="0.5cm" fo:margin-bottom="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Discussion-outline2" style:family="presentation" style:parent-style-name="Discussion-outline1">
      <style:paragraph-properties fo:margin-left="0cm" fo:margin-right="0cm" fo:margin-top="0.3cm" fo:margin-bottom="0cm" text:enable-numbering="true" fo:text-indent="-0.8cm"/>
      <style:text-properties fo:font-size="28pt"/>
    </style:style>
    <style:style style:name="Discussion-outline3" style:family="presentation" style:parent-style-name="Discussion-outline2">
      <style:paragraph-properties fo:margin-left="0cm" fo:margin-right="0cm" fo:margin-top="0.15cm" fo:margin-bottom="0cm" text:enable-numbering="true" fo:text-indent="-0.6cm"/>
      <style:text-properties fo:font-size="24pt"/>
    </style:style>
    <style:style style:name="Discussion-outline4" style:family="presentation" style:parent-style-name="Discussion-outline3">
      <style:paragraph-properties fo:margin-left="0cm" fo:margin-right="0cm" fo:margin-top="0cm" fo:margin-bottom="0cm" text:enable-numbering="true" fo:text-indent="-0.6cm"/>
      <style:text-properties fo:font-size="20pt"/>
    </style:style>
    <style:style style:name="Discussion-outline5" style:family="presentation" style:parent-style-name="Discussion-outline4">
      <style:paragraph-properties fo:margin-left="0cm" fo:margin-right="0cm" fo:margin-top="0cm" fo:margin-bottom="0cm" text:enable-numbering="true" fo:text-indent="-0.6cm"/>
      <style:text-properties fo:font-size="20pt"/>
    </style:style>
    <style:style style:name="Discussion-outline6" style:family="presentation" style:parent-style-name="Discussion-outline5">
      <style:paragraph-properties fo:margin-left="0cm" fo:margin-right="0cm" fo:margin-top="0cm" fo:margin-bottom="0cm" text:enable-numbering="true" fo:text-indent="-0.6cm"/>
      <style:text-properties fo:font-size="20pt"/>
    </style:style>
    <style:style style:name="Discussion-outline7" style:family="presentation" style:parent-style-name="Discussion-outline6">
      <style:paragraph-properties fo:margin-left="0cm" fo:margin-right="0cm" fo:margin-top="0cm" fo:margin-bottom="0cm" text:enable-numbering="true" fo:text-indent="-0.6cm"/>
      <style:text-properties fo:font-size="20pt"/>
    </style:style>
    <style:style style:name="Discussion-outline8" style:family="presentation" style:parent-style-name="Discussion-outline7">
      <style:paragraph-properties fo:margin-left="0cm" fo:margin-right="0cm" fo:margin-top="0cm" fo:margin-bottom="0cm" text:enable-numbering="true" fo:text-indent="-0.6cm"/>
      <style:text-properties fo:font-size="20pt"/>
    </style:style>
    <style:style style:name="Discussion-outline9" style:family="presentation" style:parent-style-name="Discussion-outline8">
      <style:paragraph-properties fo:margin-left="0cm" fo:margin-right="0cm" fo:margin-top="0cm" fo:margin-bottom="0cm" text:enable-numbering="true" fo:text-indent="-0.6cm"/>
      <style:text-properties fo:font-size="20pt"/>
    </style:style>
    <style:style style:name="EnhancementResults-title" style:family="presentation">
      <style:graphic-properties draw:stroke="none" draw:fill="none" draw:textarea-vertical-align="middle">
        <text:list-style style:name="EnhancementResults-tit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start" text:enable-numbering="false"/>
      <style:text-properties fo:color="#000080" style:text-outline="false" style:text-line-through-style="none" fo:font-family="Albany" style:font-style-name="Fett" style:font-family-generic="swiss" style:font-pitch="variable" fo:font-size="44pt" fo:font-style="normal" fo:text-shadow="none" style:text-underline-style="none" fo:font-weight="normal" style:font-size-asian="24pt" style:font-size-complex="24pt"/>
    </style:style>
    <style:style style:name="EnhancementResults-subtitle" style:family="presentation">
      <style:graphic-properties draw:stroke="none" draw:fill="none" draw:textarea-vertical-align="middle">
        <text:list-style style:name="EnhancementResults-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EnhancementResults-background" style:family="presentation">
      <style:graphic-properties draw:stroke="none" draw:fill="none" draw:fill-color="#babed6" draw:fill-image-width="1cm" draw:fill-image-height="1cm"/>
    </style:style>
    <style:style style:name="EnhancementResults-backgroundobjects" style:family="presentation">
      <style:graphic-properties draw:shadow="hidden" draw:shadow-offset-x="0.3cm" draw:shadow-offset-y="0.3cm" draw:shadow-color="#808080"/>
      <style:text-properties fo:font-family="Thorndale" style:font-family-generic="roman" style:font-pitch="variable"/>
    </style:style>
    <style:style style:name="EnhancementResults-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EnhancementResults-outline1" style:family="presentation">
      <style:graphic-properties draw:stroke="none" draw:fill="none">
        <text:list-style style:name="EnhancementResults-outline1">
          <text:list-level-style-bullet text:level="1" text:bullet-char="●">
            <style:list-level-properties text:space-before="0.3cm" text:min-label-width="0.9cm"/>
            <style:text-properties fo:font-family="Thorndale" style:font-family-generic="roman" style:font-pitch="variable" fo:color="#000080" fo:font-size="100%"/>
          </text:list-level-style-bullet>
          <text:list-level-style-bullet text:level="2" text:bullet-char="–">
            <style:list-level-properties text:space-before="1.6cm" text:min-label-width="0.8cm"/>
            <style:text-properties fo:font-family="Thorndale" style:font-family-generic="roman" style:font-pitch="variable" fo:color="#000080" fo:font-size="100%"/>
          </text:list-level-style-bullet>
          <text:list-level-style-bullet text:level="3" text:bullet-char="●">
            <style:list-level-properties text:space-before="3cm" text:min-label-width="0.6cm"/>
            <style:text-properties fo:font-family="Thorndale" style:font-family-generic="roman" style:font-pitch="variable" fo:color="#000080" fo:font-size="100%"/>
          </text:list-level-style-bullet>
          <text:list-level-style-bullet text:level="4" text:bullet-char="–">
            <style:list-level-properties text:space-before="4.2cm" text:min-label-width="0.6cm"/>
            <style:text-properties fo:font-family="Thorndale" style:font-family-generic="roman" style:font-pitch="variable" fo:color="#000080" fo:font-size="100%"/>
          </text:list-level-style-bullet>
          <text:list-level-style-bullet text:level="5" text:bullet-char="●">
            <style:list-level-properties text:space-before="5.4cm" text:min-label-width="0.6cm"/>
            <style:text-properties fo:font-family="Thorndale" style:font-family-generic="roman" style:font-pitch="variable" fo:color="#000080" fo:font-size="100%"/>
          </text:list-level-style-bullet>
          <text:list-level-style-bullet text:level="6" text:bullet-char="●">
            <style:list-level-properties text:space-before="6.6cm" text:min-label-width="0.6cm"/>
            <style:text-properties fo:font-family="Thorndale" style:font-family-generic="roman" style:font-pitch="variable" fo:color="#000080" fo:font-size="100%"/>
          </text:list-level-style-bullet>
          <text:list-level-style-bullet text:level="7" text:bullet-char="●">
            <style:list-level-properties text:space-before="7.8cm" text:min-label-width="0.6cm"/>
            <style:text-properties fo:font-family="Thorndale" style:font-family-generic="roman" style:font-pitch="variable" fo:color="#000080" fo:font-size="100%"/>
          </text:list-level-style-bullet>
          <text:list-level-style-bullet text:level="8" text:bullet-char="●">
            <style:list-level-properties text:space-before="9cm" text:min-label-width="0.6cm"/>
            <style:text-properties fo:font-family="Thorndale" style:font-family-generic="roman" style:font-pitch="variable" fo:color="#000080" fo:font-size="100%"/>
          </text:list-level-style-bullet>
          <text:list-level-style-bullet text:level="9" text:bullet-char="●">
            <style:list-level-properties text:space-before="10.2cm" text:min-label-width="0.6cm"/>
            <style:text-properties fo:font-family="Thorndale" style:font-family-generic="roman" style:font-pitch="variable" fo:color="#000080" fo:font-size="100%"/>
          </text:list-level-style-bullet>
        </text:list-style>
      </style:graphic-properties>
      <style:paragraph-properties fo:margin-left="0cm" fo:margin-right="0cm" fo:margin-top="0.5cm" fo:margin-bottom="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EnhancementResults-outline2" style:family="presentation" style:parent-style-name="EnhancementResults-outline1">
      <style:paragraph-properties fo:margin-left="0cm" fo:margin-right="0cm" fo:margin-top="0.3cm" fo:margin-bottom="0cm" text:enable-numbering="true" fo:text-indent="-0.8cm"/>
      <style:text-properties fo:font-size="28pt"/>
    </style:style>
    <style:style style:name="EnhancementResults-outline3" style:family="presentation" style:parent-style-name="EnhancementResults-outline2">
      <style:paragraph-properties fo:margin-left="0cm" fo:margin-right="0cm" fo:margin-top="0.15cm" fo:margin-bottom="0cm" text:enable-numbering="true" fo:text-indent="-0.6cm"/>
      <style:text-properties fo:font-size="24pt"/>
    </style:style>
    <style:style style:name="EnhancementResults-outline4" style:family="presentation" style:parent-style-name="EnhancementResults-outline3">
      <style:paragraph-properties fo:margin-left="0cm" fo:margin-right="0cm" fo:margin-top="0cm" fo:margin-bottom="0cm" text:enable-numbering="true" fo:text-indent="-0.6cm"/>
      <style:text-properties fo:font-size="20pt"/>
    </style:style>
    <style:style style:name="EnhancementResults-outline5" style:family="presentation" style:parent-style-name="EnhancementResults-outline4">
      <style:paragraph-properties fo:margin-left="0cm" fo:margin-right="0cm" text:enable-numbering="true" fo:text-indent="-0.6cm"/>
      <style:text-properties fo:font-size="20pt"/>
    </style:style>
    <style:style style:name="EnhancementResults-outline6" style:family="presentation" style:parent-style-name="EnhancementResults-outline5">
      <style:paragraph-properties fo:margin-left="0cm" fo:margin-right="0cm" text:enable-numbering="true" fo:text-indent="-0.6cm"/>
      <style:text-properties fo:font-size="20pt"/>
    </style:style>
    <style:style style:name="EnhancementResults-outline7" style:family="presentation" style:parent-style-name="EnhancementResults-outline6">
      <style:paragraph-properties fo:margin-left="0cm" fo:margin-right="0cm" text:enable-numbering="true" fo:text-indent="-0.6cm"/>
      <style:text-properties fo:font-size="20pt"/>
    </style:style>
    <style:style style:name="EnhancementResults-outline8" style:family="presentation" style:parent-style-name="EnhancementResults-outline7">
      <style:paragraph-properties fo:margin-left="0cm" fo:margin-right="0cm" text:enable-numbering="true" fo:text-indent="-0.6cm"/>
      <style:text-properties fo:font-size="20pt"/>
    </style:style>
    <style:style style:name="EnhancementResults-outline9" style:family="presentation" style:parent-style-name="EnhancementResults-outline8">
      <style:paragraph-properties fo:margin-left="0cm" fo:margin-right="0cm" text:enable-numbering="true" fo:text-indent="-0.6cm"/>
      <style:text-properties fo:font-size="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dp1" style:family="drawing-page">
      <style:drawing-page-properties draw:background-size="border" draw:fill="none" draw:fill-color="#babed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presentation-title">
      <style:graphic-properties draw:fill-color="#ffffff" draw:auto-grow-height="false" fo:min-height="3.507cm"/>
    </style:style>
    <style:style style:name="pr2" style:family="presentation" style:parent-style-name="presentation-outline1">
      <style:graphic-properties draw:fill-color="#ffffff" draw:auto-grow-height="false" fo:min-height="13.86cm"/>
    </style:style>
    <style:style style:name="pr3" style:family="presentation" style:parent-style-name="presentation-backgroundobjects">
      <style:graphic-properties draw:stroke="none" draw:fill-color="#c0c0c0" draw:fill-image-width="1cm" draw:fill-image-height="1cm" draw:textarea-horizontal-align="center" draw:textarea-vertical-align="middle"/>
    </style:style>
    <style:style style:name="pr4" style:family="presentation" style:parent-style-name="presentation-backgroundobjects">
      <style:graphic-properties draw:stroke="none" draw:fill-color="#c0c0c0" draw:textarea-horizontal-align="center" draw:textarea-vertical-align="middle" fo:padding-left="0.508cm" fo:padding-right="0.508cm"/>
    </style:style>
    <style:style style:name="pr5" style:family="presentation" style:parent-style-name="Introduction-title">
      <style:graphic-properties draw:fill-color="#ffffff" draw:auto-grow-height="false" fo:min-height="3.507cm"/>
    </style:style>
    <style:style style:name="pr6" style:family="presentation" style:parent-style-name="Introduction-outline1">
      <style:graphic-properties draw:fill-color="#ffffff" draw:auto-grow-height="false" fo:min-height="13.86cm"/>
    </style:style>
    <style:style style:name="pr7" style:family="presentation" style:parent-style-name="Introduction-backgroundobjects">
      <style:graphic-properties draw:stroke="none" draw:fill-color="#c0c0c0" draw:fill-image-width="1cm" draw:fill-image-height="1cm" draw:textarea-horizontal-align="center" draw:textarea-vertical-align="middle"/>
    </style:style>
    <style:style style:name="pr8" style:family="presentation" style:parent-style-name="Introduction-backgroundobjects">
      <style:graphic-properties draw:stroke="none" draw:fill-color="#c0c0c0" draw:textarea-horizontal-align="center" draw:textarea-vertical-align="middle" fo:padding-left="0.508cm" fo:padding-right="0.508cm"/>
    </style:style>
    <style:style style:name="pr9" style:family="presentation" style:parent-style-name="Experiment-title">
      <style:graphic-properties draw:fill-color="#ffffff" draw:auto-grow-height="false" fo:min-height="3.507cm"/>
    </style:style>
    <style:style style:name="pr10" style:family="presentation" style:parent-style-name="Experiment-outline1">
      <style:graphic-properties draw:fill-color="#ffffff" draw:auto-grow-height="false" fo:min-height="13.86cm"/>
    </style:style>
    <style:style style:name="pr11" style:family="presentation" style:parent-style-name="Experiment-backgroundobjects">
      <style:graphic-properties draw:stroke="none" draw:fill-color="#c0c0c0" draw:fill-image-width="1cm" draw:fill-image-height="1cm" draw:textarea-horizontal-align="center" draw:textarea-vertical-align="middle"/>
    </style:style>
    <style:style style:name="pr12" style:family="presentation" style:parent-style-name="Experiment-backgroundobjects">
      <style:graphic-properties draw:stroke="none" draw:fill-color="#c0c0c0" draw:textarea-horizontal-align="center" draw:textarea-vertical-align="middle" fo:padding-left="0.508cm" fo:padding-right="0.508cm"/>
    </style:style>
    <style:style style:name="pr13" style:family="presentation" style:parent-style-name="ExperimentResults-title">
      <style:graphic-properties draw:fill-color="#ffffff" draw:auto-grow-height="false" fo:min-height="3.507cm"/>
    </style:style>
    <style:style style:name="pr14" style:family="presentation" style:parent-style-name="ExperimentResults-outline1">
      <style:graphic-properties draw:fill-color="#ffffff" draw:auto-grow-height="false" fo:min-height="13.86cm"/>
    </style:style>
    <style:style style:name="pr15" style:family="presentation" style:parent-style-name="ExperimentResults-backgroundobjects">
      <style:graphic-properties draw:stroke="none" draw:fill-color="#c0c0c0" draw:fill-image-width="1cm" draw:fill-image-height="1cm" draw:textarea-horizontal-align="center" draw:textarea-vertical-align="middle"/>
    </style:style>
    <style:style style:name="pr16" style:family="presentation" style:parent-style-name="ExperimentResults-backgroundobjects">
      <style:graphic-properties draw:stroke="none" draw:fill-color="#c0c0c0" draw:textarea-horizontal-align="center" draw:textarea-vertical-align="middle" fo:padding-left="0.508cm" fo:padding-right="0.508cm"/>
    </style:style>
    <style:style style:name="pr17" style:family="presentation" style:parent-style-name="Enhancement-title">
      <style:graphic-properties draw:fill-color="#ffffff" draw:auto-grow-height="false" fo:min-height="3.507cm"/>
    </style:style>
    <style:style style:name="pr18" style:family="presentation" style:parent-style-name="Enhancement-outline1">
      <style:graphic-properties draw:fill-color="#ffffff" draw:auto-grow-height="false" fo:min-height="13.86cm"/>
    </style:style>
    <style:style style:name="pr19" style:family="presentation" style:parent-style-name="Enhancement-backgroundobjects">
      <style:graphic-properties draw:stroke="none" draw:fill-color="#c0c0c0" draw:fill-image-width="1cm" draw:fill-image-height="1cm" draw:textarea-horizontal-align="center" draw:textarea-vertical-align="middle"/>
    </style:style>
    <style:style style:name="pr20" style:family="presentation" style:parent-style-name="Enhancement-backgroundobjects">
      <style:graphic-properties draw:stroke="none" draw:fill-color="#c0c0c0" draw:textarea-horizontal-align="center" draw:textarea-vertical-align="middle" fo:padding-left="0.508cm" fo:padding-right="0.508cm"/>
    </style:style>
    <style:style style:name="pr21" style:family="presentation" style:parent-style-name="Discussion-title">
      <style:graphic-properties draw:fill-color="#ffffff" draw:auto-grow-height="false" fo:min-height="3.507cm"/>
    </style:style>
    <style:style style:name="pr22" style:family="presentation" style:parent-style-name="Discussion-outline1">
      <style:graphic-properties draw:fill-color="#ffffff" draw:auto-grow-height="false" fo:min-height="13.86cm"/>
    </style:style>
    <style:style style:name="pr23" style:family="presentation" style:parent-style-name="Discussion-backgroundobjects">
      <style:graphic-properties draw:stroke="none" draw:fill-color="#c0c0c0" draw:fill-image-width="1cm" draw:fill-image-height="1cm" draw:textarea-horizontal-align="center" draw:textarea-vertical-align="middle"/>
    </style:style>
    <style:style style:name="pr24" style:family="presentation" style:parent-style-name="Discussion-backgroundobjects">
      <style:graphic-properties draw:stroke="none" draw:fill-color="#c0c0c0" draw:textarea-horizontal-align="center" draw:textarea-vertical-align="middle" fo:padding-left="0.508cm" fo:padding-right="0.508cm"/>
    </style:style>
    <style:style style:name="pr25" style:family="presentation" style:parent-style-name="EnhancementResults-title">
      <style:graphic-properties draw:fill-color="#ffffff" draw:auto-grow-height="false" fo:min-height="3.507cm"/>
    </style:style>
    <style:style style:name="pr26" style:family="presentation" style:parent-style-name="EnhancementResults-outline1">
      <style:graphic-properties draw:fill-color="#ffffff" draw:auto-grow-height="false" fo:min-height="13.86cm"/>
    </style:style>
    <style:style style:name="pr27" style:family="presentation" style:parent-style-name="EnhancementResults-backgroundobjects">
      <style:graphic-properties draw:stroke="none" draw:fill-color="#c0c0c0" draw:fill-image-width="1cm" draw:fill-image-height="1cm" draw:textarea-horizontal-align="center" draw:textarea-vertical-align="middle"/>
    </style:style>
    <style:style style:name="pr28" style:family="presentation" style:parent-style-name="EnhancementResults-backgroundobjects">
      <style:graphic-properties draw:stroke="none" draw:fill-color="#c0c0c0" draw:textarea-horizontal-align="center" draw:textarea-vertical-align="middle" fo:padding-left="0.508cm" fo:padding-right="0.508cm"/>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P3" style:family="paragraph">
      <style:paragraph-properties fo:margin-left="2.4cm" fo:margin-right="0cm" fo:text-indent="-0.8cm"/>
    </style:style>
    <style:style style:name="P4" style:family="paragraph">
      <style:paragraph-properties fo:margin-left="3.6cm" fo:margin-right="0cm" fo:text-indent="-0.6cm"/>
    </style:style>
    <style:style style:name="P5" style:family="paragraph">
      <style:paragraph-properties fo:margin-left="4.8cm" fo:margin-right="0cm" fo:text-indent="-0.6cm"/>
    </style:style>
    <style:style style:name="P6" style:family="paragraph">
      <style:paragraph-properties fo:margin-left="6cm" fo:margin-right="0cm" fo:text-indent="-0.6cm"/>
    </style:style>
    <style:style style:name="P7" style:family="paragraph">
      <style:paragraph-properties fo:margin-left="7.2cm" fo:margin-right="0cm" fo:text-indent="-0.6cm"/>
    </style:style>
    <style:style style:name="P8" style:family="paragraph">
      <style:paragraph-properties fo:margin-left="8.4cm" fo:margin-right="0cm" fo:text-indent="-0.6cm"/>
    </style:style>
    <style:style style:name="P9" style:family="paragraph">
      <style:paragraph-properties fo:margin-left="9.6cm" fo:margin-right="0cm" fo:text-indent="-0.6cm"/>
    </style:style>
    <style:style style:name="P10" style:family="paragraph">
      <style:paragraph-properties fo:margin-left="10.8cm" fo:margin-right="0cm" fo:text-indent="-0.6cm"/>
    </style:style>
    <style:style style:name="P11" style:family="paragraph">
      <style:paragraph-properties fo:margin-left="0cm" fo:margin-right="0cm" fo:text-align="center" fo:text-indent="0cm"/>
    </style:style>
    <style:style style:name="P12" style:family="paragraph">
      <style:paragraph-properties fo:margin-left="0cm" fo:margin-right="0cm" fo:text-align="center" fo:text-indent="0cm"/>
      <style:text-properties fo:color="#808080"/>
    </style:style>
    <style:style style:name="P13" style:family="paragraph">
      <style:paragraph-properties fo:margin-left="0cm" fo:margin-right="0cm" fo:text-align="center" fo:text-indent="0cm"/>
      <style:text-properties fo:color="#000000" fo:font-family="Albany" fo:font-size="16pt" fo:font-weight="bold" style:font-size-asian="24pt" style:font-size-complex="24pt"/>
    </style:style>
    <style:style style:name="T1" style:family="text">
      <style:text-properties fo:color="#808080" fo:font-family="Albany" fo:font-size="18pt" fo:font-weight="bold"/>
    </style:style>
    <style:style style:name="T2" style:family="text">
      <style:text-properties fo:color="#808080" fo:font-family="Albany" fo:font-size="18pt" fo:font-weight="bold" style:font-size-asian="24pt" style:font-size-complex="24pt"/>
    </style:style>
    <style:style style:name="T3" style:family="text">
      <style:text-properties fo:color="#000000" fo:font-family="Albany" fo:font-size="16pt" fo:font-weight="bold" style:font-size-asian="24pt" style:font-size-complex="24pt"/>
    </style:style>
    <style:style style:name="T4" style:family="text">
      <style:text-properties style:use-window-font-color="true" fo:font-family="Albany" fo:font-size="18pt" fo:font-weight="bold"/>
    </style:style>
    <style:style style:name="T5" style:family="text">
      <style:text-properties style:use-window-font-color="true" fo:font-family="Albany" fo:font-size="18pt" fo:font-weight="bold" style:font-size-asian="24pt" style:font-size-complex="24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space-before="0.3cm" text:min-label-width="0.9cm"/>
        <style:text-properties fo:font-family="Thorndale" style:font-family-generic="roman" style:font-pitch="variable" fo:color="#000080" fo:font-size="100%"/>
      </text:list-level-style-bullet>
      <text:list-level-style-bullet text:level="2" text:bullet-char="–">
        <style:list-level-properties text:space-before="1.6cm" text:min-label-width="0.8cm"/>
        <style:text-properties fo:font-family="Thorndale" style:font-family-generic="roman" style:font-pitch="variable" fo:color="#000080" fo:font-size="100%"/>
      </text:list-level-style-bullet>
      <text:list-level-style-bullet text:level="3" text:bullet-char="●">
        <style:list-level-properties text:space-before="3cm" text:min-label-width="0.6cm"/>
        <style:text-properties fo:font-family="Thorndale" style:font-family-generic="roman" style:font-pitch="variable" fo:color="#000080" fo:font-size="100%"/>
      </text:list-level-style-bullet>
      <text:list-level-style-bullet text:level="4" text:bullet-char="–">
        <style:list-level-properties text:space-before="4.2cm" text:min-label-width="0.6cm"/>
        <style:text-properties fo:font-family="Thorndale" style:font-family-generic="roman" style:font-pitch="variable" fo:color="#000080" fo:font-size="100%"/>
      </text:list-level-style-bullet>
      <text:list-level-style-bullet text:level="5" text:bullet-char="●">
        <style:list-level-properties text:space-before="5.4cm" text:min-label-width="0.6cm"/>
        <style:text-properties fo:font-family="Thorndale" style:font-family-generic="roman" style:font-pitch="variable" fo:color="#000080" fo:font-size="100%"/>
      </text:list-level-style-bullet>
      <text:list-level-style-bullet text:level="6" text:bullet-char="●">
        <style:list-level-properties text:space-before="6.6cm" text:min-label-width="0.6cm"/>
        <style:text-properties fo:font-family="Thorndale" style:font-family-generic="roman" style:font-pitch="variable" fo:color="#000080" fo:font-size="100%"/>
      </text:list-level-style-bullet>
      <text:list-level-style-bullet text:level="7" text:bullet-char="●">
        <style:list-level-properties text:space-before="7.8cm" text:min-label-width="0.6cm"/>
        <style:text-properties fo:font-family="Thorndale" style:font-family-generic="roman" style:font-pitch="variable" fo:color="#000080" fo:font-size="100%"/>
      </text:list-level-style-bullet>
      <text:list-level-style-bullet text:level="8" text:bullet-char="●">
        <style:list-level-properties text:space-before="9cm" text:min-label-width="0.6cm"/>
        <style:text-properties fo:font-family="Thorndale" style:font-family-generic="roman" style:font-pitch="variable" fo:color="#000080" fo:font-size="100%"/>
      </text:list-level-style-bullet>
      <text:list-level-style-bullet text:level="9" text:bullet-char="●">
        <style:list-level-properties text:space-before="10.2cm" text:min-label-width="0.6cm"/>
        <style:text-properties fo:font-family="Thorndale" style:font-family-generic="roman" style:font-pitch="variable" fo:color="#000080" fo:font-size="100%"/>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8cm" svg:height="5.514cm" svg:x="2.1cm" svg:y="6.078cm" draw:page-number="1"/>
      <draw:page-thumbnail draw:layer="backgroundobjects" svg:width="7.348cm" svg:height="5.514cm" svg:x="11.55cm" svg:y="6.078cm"/>
      <draw:page-thumbnail draw:layer="backgroundobjects" svg:width="7.348cm" svg:height="5.514cm" svg:x="2.1cm" svg:y="18.106cm"/>
      <draw:page-thumbnail draw:layer="backgroundobjects" svg:width="7.348cm" svg:height="5.514cm" svg:x="11.55cm" svg:y="18.106cm"/>
    </style:handout-master>
    <style:master-page style:name="presentation" style:page-layout-name="PM1" draw:style-name="dp1">
      <office:forms form:automatic-focus="false" form:apply-design-mode="false"/>
      <draw:frame presentation:style-name="pr1" draw:text-style-name="P1" draw:layer="backgroundobjects" svg:width="23.904cm" svg:height="3.508cm" svg:x="0.5cm" svg:y="1.492cm" presentation:class="title">
        <draw:text-box>
          <text:p text:style-name="P1">Click to edit the title text format</text:p>
        </draw:text-box>
      </draw:frame>
      <draw:frame presentation:style-name="pr2" draw:text-style-name="P2" draw:layer="backgroundobjects" svg:width="23.904cm" svg:height="13.234cm" svg:x="2.057cm" svg:y="5.839cm" presentation:class="outline">
        <draw:text-box>
          <text:list text:style-name="L2">
            <text:list-item>
              <text:p text:style-name="P2">Click to edit the outline text format</text:p>
            </text:list-item>
          </text:list>
          <text:list text:style-name="L2">
            <text:list-item>
              <text:list>
                <text:list-item>
                  <text:p text:style-name="P3">Second Outline Level</text:p>
                </text:list-item>
              </text:list>
            </text:list-item>
          </text:list>
          <text:list text:style-name="L2">
            <text:list-item>
              <text:list>
                <text:list-item>
                  <text:list>
                    <text:list-item>
                      <text:p text:style-name="P4">Third Outline Level</text:p>
                    </text:list-item>
                  </text:list>
                </text:list-item>
              </text:list>
            </text:list-item>
          </text:list>
          <text:list text:style-name="L2">
            <text:list-item>
              <text:list>
                <text:list-item>
                  <text:list>
                    <text:list-item>
                      <text:list>
                        <text:list-item>
                          <text:p text:style-name="P5">Fourth Outline Level</text:p>
                        </text:list-item>
                      </text:list>
                    </text:list-item>
                  </text:list>
                </text:list-item>
              </text:list>
            </text:list-item>
          </text:list>
          <text:list text:style-name="L2">
            <text:list-item>
              <text:list>
                <text:list-item>
                  <text:list>
                    <text:list-item>
                      <text:list>
                        <text:list-item>
                          <text:list>
                            <text:list-item>
                              <text:p text:style-name="P6">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7">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8">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9">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0">Ninth Outline Level</text:p>
                                            </text:list-item>
                                          </text:list>
                                        </text:list-item>
                                      </text:list>
                                    </text:list-item>
                                  </text:list>
                                </text:list-item>
                              </text:list>
                            </text:list-item>
                          </text:list>
                        </text:list-item>
                      </text:list>
                    </text:list-item>
                  </text:list>
                </text:list-item>
              </text:list>
            </text:list-item>
          </text:list>
        </draw:text-box>
      </draw:frame>
      <draw:rect presentation:style-name="pr3" draw:text-style-name="P12" draw:layer="backgroundobjects" svg:width="27.99cm" svg:height="1cm" svg:x="0cm" svg:y="0cm">
        <text:p text:style-name="P11"><text:span text:style-name="T1">Introduction <text:s text:c="3"/>Experiments <text:s text:c="3"/></text:span><text:span text:style-name="T2">Results</text:span><text:span text:style-name="T1"> <text:s text:c="3"/>Enhancement <text:s text:c="3"/>Results <text:s text:c="3"/>Discussion</text:span></text:p>
      </draw:rect>
      <draw:rect presentation:style-name="pr4" draw:text-style-name="P13" draw:layer="backgroundobjects" svg:width="27.99cm" svg:height="1cm" svg:x="0cm" svg:y="20cm">
        <text:p text:style-name="P1"><text:span text:style-name="T3">apt-p2p: A Peer-to-Peer Distribution System for Software Package Releases and Updates</text:span></text:p>
      </draw:rect>
      <presentation:notes style:page-layout-name="PM0">
        <office:forms form:automatic-focus="false" form:apply-design-mode="false"/>
        <draw:page-thumbnail presentation:style-name="presentation-title" draw:layer="backgroundobjects" svg:width="13.706cm" svg:height="10.28cm" svg:x="3.647cm" svg:y="2.853cm" presentation:class="page"/>
        <draw:frame presentation:style-name="presentation-notes" draw:layer="backgroundobjects" svg:width="14.518cm" svg:height="11.41cm" svg:x="3.249cm" svg:y="14.13cm" presentation:class="notes" presentation:placeholder="true">
          <draw:text-box/>
        </draw:frame>
      </presentation:notes>
    </style:master-page>
    <style:master-page style:name="Introduction" style:page-layout-name="PM1" draw:style-name="dp1">
      <office:forms form:automatic-focus="false" form:apply-design-mode="false"/>
      <draw:frame presentation:style-name="pr5" draw:text-style-name="P1" draw:layer="backgroundobjects" svg:width="23.904cm" svg:height="3.508cm" svg:x="0.5cm" svg:y="1.492cm" presentation:class="title">
        <draw:text-box>
          <text:p text:style-name="P1">Click to edit the title text format</text:p>
        </draw:text-box>
      </draw:frame>
      <draw:frame presentation:style-name="pr6" draw:text-style-name="P2" draw:layer="backgroundobjects" svg:width="23.904cm" svg:height="13.234cm" svg:x="2.057cm" svg:y="5.839cm" presentation:class="outline">
        <draw:text-box>
          <text:list text:style-name="L2">
            <text:list-item>
              <text:p text:style-name="P2">Click to edit the outline text format</text:p>
            </text:list-item>
          </text:list>
          <text:list text:style-name="L2">
            <text:list-item>
              <text:list>
                <text:list-item>
                  <text:p text:style-name="P3">Second Outline Level</text:p>
                </text:list-item>
              </text:list>
            </text:list-item>
          </text:list>
          <text:list text:style-name="L2">
            <text:list-item>
              <text:list>
                <text:list-item>
                  <text:list>
                    <text:list-item>
                      <text:p text:style-name="P4">Third Outline Level</text:p>
                    </text:list-item>
                  </text:list>
                </text:list-item>
              </text:list>
            </text:list-item>
          </text:list>
          <text:list text:style-name="L2">
            <text:list-item>
              <text:list>
                <text:list-item>
                  <text:list>
                    <text:list-item>
                      <text:list>
                        <text:list-item>
                          <text:p text:style-name="P5">Fourth Outline Level</text:p>
                        </text:list-item>
                      </text:list>
                    </text:list-item>
                  </text:list>
                </text:list-item>
              </text:list>
            </text:list-item>
          </text:list>
          <text:list text:style-name="L2">
            <text:list-item>
              <text:list>
                <text:list-item>
                  <text:list>
                    <text:list-item>
                      <text:list>
                        <text:list-item>
                          <text:list>
                            <text:list-item>
                              <text:p text:style-name="P6">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7">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8">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9">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0">Ninth Outline Level</text:p>
                                            </text:list-item>
                                          </text:list>
                                        </text:list-item>
                                      </text:list>
                                    </text:list-item>
                                  </text:list>
                                </text:list-item>
                              </text:list>
                            </text:list-item>
                          </text:list>
                        </text:list-item>
                      </text:list>
                    </text:list-item>
                  </text:list>
                </text:list-item>
              </text:list>
            </text:list-item>
          </text:list>
        </draw:text-box>
      </draw:frame>
      <draw:rect presentation:style-name="pr7" draw:text-style-name="P12" draw:layer="backgroundobjects" svg:width="27.99cm" svg:height="1cm" svg:x="0cm" svg:y="0cm">
        <text:p text:style-name="P11"><text:span text:style-name="T4">Introduction</text:span><text:span text:style-name="T1"> <text:s text:c="3"/>Experiments <text:s text:c="3"/></text:span><text:span text:style-name="T2">Results</text:span><text:span text:style-name="T1"> <text:s text:c="3"/>Enhancement <text:s text:c="3"/>Results <text:s text:c="3"/>Discussion</text:span></text:p>
      </draw:rect>
      <draw:rect presentation:style-name="pr8" draw:text-style-name="P13" draw:layer="backgroundobjects" svg:width="27.99cm" svg:height="1cm" svg:x="0cm" svg:y="20cm">
        <text:p text:style-name="P1"><text:span text:style-name="T3">apt-p2p: A Peer-to-Peer Distribution System for Software Package Releases and Updates</text:span></text:p>
      </draw:rect>
      <presentation:notes style:page-layout-name="PM0">
        <draw:page-thumbnail presentation:style-name="Introduction-title" draw:layer="backgroundobjects" svg:width="13.706cm" svg:height="10.28cm" svg:x="3.647cm" svg:y="2.853cm" presentation:class="page"/>
        <draw:frame presentation:style-name="Introduction-notes" draw:layer="backgroundobjects" svg:width="14.518cm" svg:height="11.41cm" svg:x="3.249cm" svg:y="14.13cm" presentation:class="notes" presentation:placeholder="true">
          <draw:text-box/>
        </draw:frame>
      </presentation:notes>
    </style:master-page>
    <style:master-page style:name="Experiment" style:page-layout-name="PM1" draw:style-name="dp1">
      <office:forms form:automatic-focus="false" form:apply-design-mode="false"/>
      <draw:frame presentation:style-name="pr9" draw:text-style-name="P1" draw:layer="backgroundobjects" svg:width="23.904cm" svg:height="3.508cm" svg:x="0.5cm" svg:y="1.492cm" presentation:class="title">
        <draw:text-box>
          <text:p text:style-name="P1">Click to edit the title text format</text:p>
        </draw:text-box>
      </draw:frame>
      <draw:frame presentation:style-name="pr10" draw:text-style-name="P2" draw:layer="backgroundobjects" svg:width="23.904cm" svg:height="13.234cm" svg:x="2.057cm" svg:y="5.839cm" presentation:class="outline">
        <draw:text-box>
          <text:list text:style-name="L2">
            <text:list-item>
              <text:p text:style-name="P2">Click to edit the outline text format</text:p>
            </text:list-item>
          </text:list>
          <text:list text:style-name="L2">
            <text:list-item>
              <text:list>
                <text:list-item>
                  <text:p text:style-name="P3">Second Outline Level</text:p>
                </text:list-item>
              </text:list>
            </text:list-item>
          </text:list>
          <text:list text:style-name="L2">
            <text:list-item>
              <text:list>
                <text:list-item>
                  <text:list>
                    <text:list-item>
                      <text:p text:style-name="P4">Third Outline Level</text:p>
                    </text:list-item>
                  </text:list>
                </text:list-item>
              </text:list>
            </text:list-item>
          </text:list>
          <text:list text:style-name="L2">
            <text:list-item>
              <text:list>
                <text:list-item>
                  <text:list>
                    <text:list-item>
                      <text:list>
                        <text:list-item>
                          <text:p text:style-name="P5">Fourth Outline Level</text:p>
                        </text:list-item>
                      </text:list>
                    </text:list-item>
                  </text:list>
                </text:list-item>
              </text:list>
            </text:list-item>
          </text:list>
          <text:list text:style-name="L2">
            <text:list-item>
              <text:list>
                <text:list-item>
                  <text:list>
                    <text:list-item>
                      <text:list>
                        <text:list-item>
                          <text:list>
                            <text:list-item>
                              <text:p text:style-name="P6">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7">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8">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9">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0">Ninth Outline Level</text:p>
                                            </text:list-item>
                                          </text:list>
                                        </text:list-item>
                                      </text:list>
                                    </text:list-item>
                                  </text:list>
                                </text:list-item>
                              </text:list>
                            </text:list-item>
                          </text:list>
                        </text:list-item>
                      </text:list>
                    </text:list-item>
                  </text:list>
                </text:list-item>
              </text:list>
            </text:list-item>
          </text:list>
        </draw:text-box>
      </draw:frame>
      <draw:rect presentation:style-name="pr11" draw:text-style-name="P12" draw:layer="backgroundobjects" svg:width="27.99cm" svg:height="1cm" svg:x="0cm" svg:y="0cm">
        <text:p text:style-name="P11"><text:span text:style-name="T1">Introduction <text:s text:c="3"/></text:span><text:span text:style-name="T4">Experiments</text:span><text:span text:style-name="T1"> <text:s text:c="3"/></text:span><text:span text:style-name="T2">Results</text:span><text:span text:style-name="T1"> <text:s text:c="3"/>Enhancement <text:s text:c="3"/>Results <text:s text:c="3"/>Discussion</text:span></text:p>
      </draw:rect>
      <draw:rect presentation:style-name="pr12" draw:text-style-name="P13" draw:layer="backgroundobjects" svg:width="27.99cm" svg:height="1cm" svg:x="0cm" svg:y="20cm">
        <text:p text:style-name="P1"><text:span text:style-name="T3">apt-p2p: A Peer-to-Peer Distribution System for Software Package Releases and Updates</text:span></text:p>
      </draw:rect>
      <presentation:notes style:page-layout-name="PM0">
        <draw:page-thumbnail presentation:style-name="Experiment-title" draw:layer="backgroundobjects" svg:width="13.706cm" svg:height="10.28cm" svg:x="3.647cm" svg:y="2.853cm" presentation:class="page"/>
        <draw:frame presentation:style-name="Experiment-notes" draw:layer="backgroundobjects" svg:width="14.518cm" svg:height="11.41cm" svg:x="3.249cm" svg:y="14.13cm" presentation:class="notes" presentation:placeholder="true">
          <draw:text-box/>
        </draw:frame>
      </presentation:notes>
    </style:master-page>
    <style:master-page style:name="ExperimentResults" style:page-layout-name="PM1" draw:style-name="dp1">
      <office:forms form:automatic-focus="false" form:apply-design-mode="false"/>
      <draw:frame presentation:style-name="pr13" draw:text-style-name="P1" draw:layer="backgroundobjects" svg:width="23.904cm" svg:height="3.508cm" svg:x="0.5cm" svg:y="1.492cm" presentation:class="title">
        <draw:text-box>
          <text:p text:style-name="P1">Click to edit the title text format</text:p>
        </draw:text-box>
      </draw:frame>
      <draw:frame presentation:style-name="pr14" draw:text-style-name="P2" draw:layer="backgroundobjects" svg:width="23.904cm" svg:height="13.234cm" svg:x="2.057cm" svg:y="5.839cm" presentation:class="outline">
        <draw:text-box>
          <text:list text:style-name="L2">
            <text:list-item>
              <text:p text:style-name="P2">Click to edit the outline text format</text:p>
            </text:list-item>
          </text:list>
          <text:list text:style-name="L2">
            <text:list-item>
              <text:list>
                <text:list-item>
                  <text:p text:style-name="P3">Second Outline Level</text:p>
                </text:list-item>
              </text:list>
            </text:list-item>
          </text:list>
          <text:list text:style-name="L2">
            <text:list-item>
              <text:list>
                <text:list-item>
                  <text:list>
                    <text:list-item>
                      <text:p text:style-name="P4">Third Outline Level</text:p>
                    </text:list-item>
                  </text:list>
                </text:list-item>
              </text:list>
            </text:list-item>
          </text:list>
          <text:list text:style-name="L2">
            <text:list-item>
              <text:list>
                <text:list-item>
                  <text:list>
                    <text:list-item>
                      <text:list>
                        <text:list-item>
                          <text:p text:style-name="P5">Fourth Outline Level</text:p>
                        </text:list-item>
                      </text:list>
                    </text:list-item>
                  </text:list>
                </text:list-item>
              </text:list>
            </text:list-item>
          </text:list>
          <text:list text:style-name="L2">
            <text:list-item>
              <text:list>
                <text:list-item>
                  <text:list>
                    <text:list-item>
                      <text:list>
                        <text:list-item>
                          <text:list>
                            <text:list-item>
                              <text:p text:style-name="P6">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7">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8">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9">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0">Ninth Outline Level</text:p>
                                            </text:list-item>
                                          </text:list>
                                        </text:list-item>
                                      </text:list>
                                    </text:list-item>
                                  </text:list>
                                </text:list-item>
                              </text:list>
                            </text:list-item>
                          </text:list>
                        </text:list-item>
                      </text:list>
                    </text:list-item>
                  </text:list>
                </text:list-item>
              </text:list>
            </text:list-item>
          </text:list>
        </draw:text-box>
      </draw:frame>
      <draw:rect presentation:style-name="pr15" draw:text-style-name="P12" draw:layer="backgroundobjects" svg:width="27.99cm" svg:height="1cm" svg:x="0cm" svg:y="0cm">
        <text:p text:style-name="P11"><text:span text:style-name="T1">Introduction <text:s text:c="3"/>Experiments <text:s text:c="3"/></text:span><text:span text:style-name="T5">Results</text:span><text:span text:style-name="T1"> <text:s text:c="3"/>Enhancement <text:s text:c="3"/>Results <text:s text:c="3"/>Discussion</text:span></text:p>
      </draw:rect>
      <draw:rect presentation:style-name="pr16" draw:text-style-name="P13" draw:layer="backgroundobjects" svg:width="27.99cm" svg:height="1cm" svg:x="0cm" svg:y="20cm">
        <text:p text:style-name="P1"><text:span text:style-name="T3">apt-p2p: A Peer-to-Peer Distribution System for Software Package Releases and Updates</text:span></text:p>
      </draw:rect>
      <presentation:notes style:page-layout-name="PM0">
        <draw:page-thumbnail presentation:style-name="ExperimentResults-title" draw:layer="backgroundobjects" svg:width="13.706cm" svg:height="10.28cm" svg:x="3.647cm" svg:y="2.853cm" presentation:class="page"/>
        <draw:frame presentation:style-name="ExperimentResults-notes" draw:layer="backgroundobjects" svg:width="14.518cm" svg:height="11.41cm" svg:x="3.249cm" svg:y="14.13cm" presentation:class="notes" presentation:placeholder="true">
          <draw:text-box/>
        </draw:frame>
      </presentation:notes>
    </style:master-page>
    <style:master-page style:name="Enhancement" style:page-layout-name="PM1" draw:style-name="dp1">
      <office:forms form:automatic-focus="false" form:apply-design-mode="false"/>
      <draw:frame presentation:style-name="pr17" draw:text-style-name="P1" draw:layer="backgroundobjects" svg:width="23.904cm" svg:height="3.508cm" svg:x="0.5cm" svg:y="1.492cm" presentation:class="title">
        <draw:text-box>
          <text:p text:style-name="P1">Click to edit the title text format</text:p>
        </draw:text-box>
      </draw:frame>
      <draw:frame presentation:style-name="pr18" draw:text-style-name="P2" draw:layer="backgroundobjects" svg:width="23.904cm" svg:height="13.234cm" svg:x="2.057cm" svg:y="5.839cm" presentation:class="outline">
        <draw:text-box>
          <text:list text:style-name="L2">
            <text:list-item>
              <text:p text:style-name="P2">Click to edit the outline text format</text:p>
            </text:list-item>
          </text:list>
          <text:list text:style-name="L2">
            <text:list-item>
              <text:list>
                <text:list-item>
                  <text:p text:style-name="P3">Second Outline Level</text:p>
                </text:list-item>
              </text:list>
            </text:list-item>
          </text:list>
          <text:list text:style-name="L2">
            <text:list-item>
              <text:list>
                <text:list-item>
                  <text:list>
                    <text:list-item>
                      <text:p text:style-name="P4">Third Outline Level</text:p>
                    </text:list-item>
                  </text:list>
                </text:list-item>
              </text:list>
            </text:list-item>
          </text:list>
          <text:list text:style-name="L2">
            <text:list-item>
              <text:list>
                <text:list-item>
                  <text:list>
                    <text:list-item>
                      <text:list>
                        <text:list-item>
                          <text:p text:style-name="P5">Fourth Outline Level</text:p>
                        </text:list-item>
                      </text:list>
                    </text:list-item>
                  </text:list>
                </text:list-item>
              </text:list>
            </text:list-item>
          </text:list>
          <text:list text:style-name="L2">
            <text:list-item>
              <text:list>
                <text:list-item>
                  <text:list>
                    <text:list-item>
                      <text:list>
                        <text:list-item>
                          <text:list>
                            <text:list-item>
                              <text:p text:style-name="P6">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7">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8">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9">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0">Ninth Outline Level</text:p>
                                            </text:list-item>
                                          </text:list>
                                        </text:list-item>
                                      </text:list>
                                    </text:list-item>
                                  </text:list>
                                </text:list-item>
                              </text:list>
                            </text:list-item>
                          </text:list>
                        </text:list-item>
                      </text:list>
                    </text:list-item>
                  </text:list>
                </text:list-item>
              </text:list>
            </text:list-item>
          </text:list>
        </draw:text-box>
      </draw:frame>
      <draw:rect presentation:style-name="pr19" draw:text-style-name="P12" draw:layer="backgroundobjects" svg:width="27.99cm" svg:height="1cm" svg:x="0cm" svg:y="0cm">
        <text:p text:style-name="P11"><text:span text:style-name="T1">Introduction <text:s text:c="3"/>Experiments <text:s text:c="3"/></text:span><text:span text:style-name="T2">Results</text:span><text:span text:style-name="T1"> <text:s text:c="3"/></text:span><text:span text:style-name="T4">Enhancement</text:span><text:span text:style-name="T1"> <text:s text:c="3"/>Results <text:s text:c="3"/>Discussion</text:span></text:p>
      </draw:rect>
      <draw:rect presentation:style-name="pr20" draw:text-style-name="P13" draw:layer="backgroundobjects" svg:width="27.99cm" svg:height="1cm" svg:x="0cm" svg:y="20cm">
        <text:p text:style-name="P1"><text:span text:style-name="T3">apt-p2p: A Peer-to-Peer Distribution System for Software Package Releases and Updates</text:span></text:p>
      </draw:rect>
      <presentation:notes style:page-layout-name="PM0">
        <draw:page-thumbnail presentation:style-name="Enhancement-title" draw:layer="backgroundobjects" svg:width="13.706cm" svg:height="10.28cm" svg:x="3.647cm" svg:y="2.853cm" presentation:class="page"/>
        <draw:frame presentation:style-name="Enhancement-notes" draw:layer="backgroundobjects" svg:width="14.518cm" svg:height="11.41cm" svg:x="3.249cm" svg:y="14.13cm" presentation:class="notes" presentation:placeholder="true">
          <draw:text-box/>
        </draw:frame>
      </presentation:notes>
    </style:master-page>
    <style:master-page style:name="Discussion" style:page-layout-name="PM1" draw:style-name="dp1">
      <office:forms form:automatic-focus="false" form:apply-design-mode="false"/>
      <draw:frame presentation:style-name="pr21" draw:text-style-name="P1" draw:layer="backgroundobjects" svg:width="23.904cm" svg:height="3.508cm" svg:x="0.5cm" svg:y="1.492cm" presentation:class="title">
        <draw:text-box>
          <text:p text:style-name="P1">Click to edit the title text format</text:p>
        </draw:text-box>
      </draw:frame>
      <draw:frame presentation:style-name="pr22" draw:text-style-name="P2" draw:layer="backgroundobjects" svg:width="23.904cm" svg:height="13.234cm" svg:x="2.057cm" svg:y="5.839cm" presentation:class="outline">
        <draw:text-box>
          <text:list text:style-name="L2">
            <text:list-item>
              <text:p text:style-name="P2">Click to edit the outline text format</text:p>
            </text:list-item>
          </text:list>
          <text:list text:style-name="L2">
            <text:list-item>
              <text:list>
                <text:list-item>
                  <text:p text:style-name="P3">Second Outline Level</text:p>
                </text:list-item>
              </text:list>
            </text:list-item>
          </text:list>
          <text:list text:style-name="L2">
            <text:list-item>
              <text:list>
                <text:list-item>
                  <text:list>
                    <text:list-item>
                      <text:p text:style-name="P4">Third Outline Level</text:p>
                    </text:list-item>
                  </text:list>
                </text:list-item>
              </text:list>
            </text:list-item>
          </text:list>
          <text:list text:style-name="L2">
            <text:list-item>
              <text:list>
                <text:list-item>
                  <text:list>
                    <text:list-item>
                      <text:list>
                        <text:list-item>
                          <text:p text:style-name="P5">Fourth Outline Level</text:p>
                        </text:list-item>
                      </text:list>
                    </text:list-item>
                  </text:list>
                </text:list-item>
              </text:list>
            </text:list-item>
          </text:list>
          <text:list text:style-name="L2">
            <text:list-item>
              <text:list>
                <text:list-item>
                  <text:list>
                    <text:list-item>
                      <text:list>
                        <text:list-item>
                          <text:list>
                            <text:list-item>
                              <text:p text:style-name="P6">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7">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8">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9">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0">Ninth Outline Level</text:p>
                                            </text:list-item>
                                          </text:list>
                                        </text:list-item>
                                      </text:list>
                                    </text:list-item>
                                  </text:list>
                                </text:list-item>
                              </text:list>
                            </text:list-item>
                          </text:list>
                        </text:list-item>
                      </text:list>
                    </text:list-item>
                  </text:list>
                </text:list-item>
              </text:list>
            </text:list-item>
          </text:list>
        </draw:text-box>
      </draw:frame>
      <draw:rect presentation:style-name="pr23" draw:text-style-name="P12" draw:layer="backgroundobjects" svg:width="27.99cm" svg:height="1cm" svg:x="0cm" svg:y="0cm">
        <text:p text:style-name="P11"><text:span text:style-name="T1">Introduction <text:s text:c="3"/>Experiments <text:s text:c="3"/></text:span><text:span text:style-name="T2">Results</text:span><text:span text:style-name="T1"> <text:s text:c="3"/>Enhancement <text:s text:c="3"/>Results <text:s text:c="3"/></text:span><text:span text:style-name="T4">Discussion</text:span></text:p>
      </draw:rect>
      <draw:rect presentation:style-name="pr24" draw:text-style-name="P13" draw:layer="backgroundobjects" svg:width="27.99cm" svg:height="1cm" svg:x="0cm" svg:y="20cm">
        <text:p text:style-name="P1"><text:span text:style-name="T3">apt-p2p: A Peer-to-Peer Distribution System for Software Package Releases and Updates</text:span></text:p>
      </draw:rect>
      <presentation:notes style:page-layout-name="PM0">
        <draw:page-thumbnail presentation:style-name="Discussion-title" draw:layer="backgroundobjects" svg:width="13.706cm" svg:height="10.28cm" svg:x="3.647cm" svg:y="2.853cm" presentation:class="page"/>
        <draw:frame presentation:style-name="Discussion-notes" draw:layer="backgroundobjects" svg:width="14.518cm" svg:height="11.41cm" svg:x="3.249cm" svg:y="14.13cm" presentation:class="notes" presentation:placeholder="true">
          <draw:text-box/>
        </draw:frame>
      </presentation:notes>
    </style:master-page>
    <style:master-page style:name="EnhancementResults" style:page-layout-name="PM1" draw:style-name="dp1">
      <office:forms form:automatic-focus="false" form:apply-design-mode="false"/>
      <draw:frame presentation:style-name="pr25" draw:text-style-name="P1" draw:layer="backgroundobjects" svg:width="23.904cm" svg:height="3.508cm" svg:x="0.5cm" svg:y="1.492cm" presentation:class="title">
        <draw:text-box>
          <text:p text:style-name="P1">Click to edit the title text format</text:p>
        </draw:text-box>
      </draw:frame>
      <draw:frame presentation:style-name="pr26" draw:text-style-name="P2" draw:layer="backgroundobjects" svg:width="23.904cm" svg:height="13.234cm" svg:x="2.057cm" svg:y="5.839cm" presentation:class="outline">
        <draw:text-box>
          <text:list text:style-name="L2">
            <text:list-item>
              <text:p text:style-name="P2">Click to edit the outline text format</text:p>
            </text:list-item>
          </text:list>
          <text:list text:style-name="L2">
            <text:list-item>
              <text:list>
                <text:list-item>
                  <text:p text:style-name="P3">Second Outline Level</text:p>
                </text:list-item>
              </text:list>
            </text:list-item>
          </text:list>
          <text:list text:style-name="L2">
            <text:list-item>
              <text:list>
                <text:list-item>
                  <text:list>
                    <text:list-item>
                      <text:p text:style-name="P4">Third Outline Level</text:p>
                    </text:list-item>
                  </text:list>
                </text:list-item>
              </text:list>
            </text:list-item>
          </text:list>
          <text:list text:style-name="L2">
            <text:list-item>
              <text:list>
                <text:list-item>
                  <text:list>
                    <text:list-item>
                      <text:list>
                        <text:list-item>
                          <text:p text:style-name="P5">Fourth Outline Level</text:p>
                        </text:list-item>
                      </text:list>
                    </text:list-item>
                  </text:list>
                </text:list-item>
              </text:list>
            </text:list-item>
          </text:list>
          <text:list text:style-name="L2">
            <text:list-item>
              <text:list>
                <text:list-item>
                  <text:list>
                    <text:list-item>
                      <text:list>
                        <text:list-item>
                          <text:list>
                            <text:list-item>
                              <text:p text:style-name="P6">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7">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8">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9">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0">Ninth Outline Level</text:p>
                                            </text:list-item>
                                          </text:list>
                                        </text:list-item>
                                      </text:list>
                                    </text:list-item>
                                  </text:list>
                                </text:list-item>
                              </text:list>
                            </text:list-item>
                          </text:list>
                        </text:list-item>
                      </text:list>
                    </text:list-item>
                  </text:list>
                </text:list-item>
              </text:list>
            </text:list-item>
          </text:list>
        </draw:text-box>
      </draw:frame>
      <draw:rect presentation:style-name="pr27" draw:text-style-name="P12" draw:layer="backgroundobjects" svg:width="27.99cm" svg:height="1cm" svg:x="0cm" svg:y="0cm">
        <text:p text:style-name="P11"><text:span text:style-name="T1">Introduction <text:s text:c="3"/>Experiments <text:s text:c="3"/></text:span><text:span text:style-name="T2">Results</text:span><text:span text:style-name="T1"> <text:s text:c="3"/>Enhancement <text:s text:c="3"/></text:span><text:span text:style-name="T4">Results</text:span><text:span text:style-name="T1"> <text:s text:c="3"/>Discussion</text:span></text:p>
      </draw:rect>
      <draw:rect presentation:style-name="pr28" draw:text-style-name="P13" draw:layer="backgroundobjects" svg:width="27.99cm" svg:height="1cm" svg:x="0cm" svg:y="20cm">
        <text:p text:style-name="P1"><text:span text:style-name="T3">apt-p2p: A Peer-to-Peer Distribution System for Software Package Releases and Updates</text:span></text:p>
      </draw:rect>
      <presentation:notes style:page-layout-name="PM0">
        <draw:page-thumbnail presentation:style-name="EnhancementResults-title" draw:layer="backgroundobjects" svg:width="13.706cm" svg:height="10.28cm" svg:x="3.647cm" svg:y="2.853cm" presentation:class="page"/>
        <draw:frame presentation:style-name="EnhancementResults-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dc:description>Lilac title area and left border with three blue-green accent elements on left border, gray background</dc:description>
    <meta:creation-date>2006-10-25T01:43:17</meta:creation-date>
    <dc:date>2009-04-14T22:59:35</dc:date>
    <meta:editing-cycles>101</meta:editing-cycles>
    <meta:editing-duration>P1DT15H56M54S</meta:editing-duration>
    <meta:user-defined meta:name="Info 0"/>
    <meta:user-defined meta:name="Info 1"/>
    <meta:user-defined meta:name="Info 2"/>
    <meta:user-defined meta:name="Info 3"/>
    <meta:document-statistic meta:object-count="130"/>
  </office:meta>
</office:document-meta>
</file>